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Franklin Gothic Medium1" svg:font-family="'Franklin Gothic Medium'" style:font-family-generic="swiss"/>
    <style:font-face style:name="DymoFontInvers" svg:font-family="DymoFontInvers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29.302cm" table:align="margins" style:shadow="none"/>
    </style:style>
    <style:style style:name="Table2.A" style:family="table-column">
      <style:table-column-properties style:column-width="29.302cm" style:rel-column-width="65535*"/>
    </style:style>
    <style:style style:name="Table2.A1" style:family="table-cell">
      <style:table-cell-properties fo:padding="0cm" fo:border="0.002cm solid #000000"/>
    </style:style>
    <style:style style:name="Table2.A2" style:family="table-cell">
      <style:table-cell-properties fo:padding="0cm" fo:border-left="0.002cm solid #000000" fo:border-right="0.002cm solid #000000" fo:border-top="none" fo:border-bottom="0.002cm solid #000000"/>
    </style:style>
    <style:style style:name="Table1" style:family="table" style:master-page-name="">
      <style:table-properties style:width="27.764cm" fo:margin-left="1.238cm" fo:margin-right="0.3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799cm" style:rel-column-width="1886*"/>
    </style:style>
    <style:style style:name="Table1.B" style:family="table-column">
      <style:table-column-properties style:column-width="0.399cm" style:rel-column-width="943*"/>
    </style:style>
    <style:style style:name="Table1.C" style:family="table-column">
      <style:table-column-properties style:column-width="2.131cm" style:rel-column-width="5031*"/>
    </style:style>
    <style:style style:name="Table1.G" style:family="table-column">
      <style:table-column-properties style:column-width="2.157cm" style:rel-column-width="5094*"/>
    </style:style>
    <style:style style:name="Table1.N" style:family="table-column">
      <style:table-column-properties style:column-width="0.427cm" style:rel-column-width="1006*"/>
    </style:style>
    <style:style style:name="Table1.O" style:family="table-column">
      <style:table-column-properties style:column-width="2.667cm" style:rel-column-width="6296*"/>
    </style:style>
    <style:style style:name="Table1.A1" style:family="table-cell">
      <style:table-cell-properties style:vertical-align="middle" fo:padding-left="0.101cm" fo:padding-right="0.101cm" fo:padding-top="0.101cm" fo:padding-bottom="0cm" fo:border-left="0.035cm solid #ffffff" fo:border-right="none" fo:border-top="0.035cm solid #ffffff" fo:border-bottom="0.035cm solid #ffffff"/>
    </style:style>
    <style:style style:name="Table1.N1" style:family="table-cell">
      <style:table-cell-properties style:vertical-align="middle" fo:padding-left="0.101cm" fo:padding-right="0.101cm" fo:padding-top="0.101cm" fo:padding-bottom="0cm" fo:border="0.035cm solid #ffffff"/>
    </style:style>
    <style:style style:name="Table1.A2" style:family="table-cell">
      <style:table-cell-properties style:vertical-align="middle" fo:background-color="#e6e6e6" fo:padding="0cm" fo:border-left="0.035cm solid #ffffff" fo:border-right="none" fo:border-top="none" fo:border-bottom="0.035cm solid #ffffff">
        <style:background-image/>
      </style:table-cell-properties>
    </style:style>
    <style:style style:name="Table1.N2" style:family="table-cell">
      <style:table-cell-properties style:vertical-align="middle" fo:background-color="transparent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1.A3" style:family="table-cell">
      <style:table-cell-properties style:vertical-align="middle" fo:background-color="#ffff66" fo:padding="0cm" fo:border-left="0.035cm solid #ffffff" fo:border-right="none" fo:border-top="none" fo:border-bottom="0.035cm solid #ffffff">
        <style:background-image/>
      </style:table-cell-properties>
    </style:style>
    <style:style style:name="Table1.C3" style:family="table-cell">
      <style:table-cell-properties style:vertical-align="middle" fo:background-color="#ffffff" fo:padding="0cm" fo:border-left="0.035cm solid #ffffff" fo:border-right="none" fo:border-top="none" fo:border-bottom="0.035cm solid #ffffff">
        <style:background-image/>
      </style:table-cell-properties>
    </style:style>
    <style:style style:name="Table1.H3" style:family="table-cell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A4" style:family="table-cell" style:data-style-name="N0">
      <style:table-cell-properties style:vertical-align="middle" fo:padding="0cm" fo:border-left="0.035cm solid #ffffff" fo:border-right="none" fo:border-top="none" fo:border-bottom="0.035cm solid #ffffff"/>
    </style:style>
    <style:style style:name="Table1.B4" style:family="table-cell">
      <style:table-cell-properties style:vertical-align="middle" fo:padding="0cm" fo:border-left="0.035cm solid #ffffff" fo:border-right="none" fo:border-top="none" fo:border-bottom="0.035cm solid #ffffff"/>
    </style:style>
    <style:style style:name="Table1.C4" style:family="table-cell">
      <style:table-cell-properties style:vertical-align="middle" fo:background-color="#99ccff" fo:padding="0cm" fo:border-left="0.035cm solid #ffffff" fo:border-right="none" fo:border-top="none" fo:border-bottom="0.035cm solid #ffffff">
        <style:background-image/>
      </style:table-cell-properties>
    </style:style>
    <style:style style:name="Table1.D4" style:family="table-cell">
      <style:table-cell-properties style:vertical-align="middle" fo:background-color="#99ccff" fo:padding="0cm" fo:border-left="0.035cm solid #ffffff" fo:border-right="none" fo:border-top="none" fo:border-bottom="0.035cm solid #ffffff" style:writing-mode="page">
        <style:background-image/>
      </style:table-cell-properties>
    </style:style>
    <style:style style:name="Table1.F4" style:family="table-cell" style:data-style-name="N0">
      <style:table-cell-properties style:vertical-align="middle" fo:background-color="#99ccff" fo:padding="0cm" fo:border-left="0.035cm solid #ffffff" fo:border-right="none" fo:border-top="none" fo:border-bottom="0.035cm solid #ffffff">
        <style:background-image/>
      </style:table-cell-properties>
    </style:style>
    <style:style style:name="Table1.H4" style:family="table-cell" style:data-style-name="N100">
      <style:table-cell-properties style:vertical-align="middle" fo:background-color="#99ccff" fo:padding="0cm" fo:border-left="0.035cm solid #ffffff" fo:border-right="none" fo:border-top="none" fo:border-bottom="0.035cm solid #ffffff">
        <style:background-image/>
      </style:table-cell-properties>
    </style:style>
    <style:style style:name="Table1.O4" style:family="table-cell" style:data-style-name="N0">
      <style:table-cell-properties style:vertical-align="middle" fo:background-color="transparent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1.N5" style:family="table-cell" style:data-style-name="N0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Table3" style:family="table" style:master-page-name="">
      <style:table-properties style:width="27.764cm" fo:margin-left="1.238cm" fo:margin-right="0.3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0.799cm" style:rel-column-width="1886*"/>
    </style:style>
    <style:style style:name="Table3.B" style:family="table-column">
      <style:table-column-properties style:column-width="0.399cm" style:rel-column-width="943*"/>
    </style:style>
    <style:style style:name="Table3.C" style:family="table-column">
      <style:table-column-properties style:column-width="2.131cm" style:rel-column-width="5031*"/>
    </style:style>
    <style:style style:name="Table3.G" style:family="table-column">
      <style:table-column-properties style:column-width="2.157cm" style:rel-column-width="5094*"/>
    </style:style>
    <style:style style:name="Table3.N" style:family="table-column">
      <style:table-column-properties style:column-width="0.427cm" style:rel-column-width="1006*"/>
    </style:style>
    <style:style style:name="Table3.O" style:family="table-column">
      <style:table-column-properties style:column-width="2.667cm" style:rel-column-width="6296*"/>
    </style:style>
    <style:style style:name="Table3.A1" style:family="table-cell">
      <style:table-cell-properties style:vertical-align="middle" fo:padding-left="0.101cm" fo:padding-right="0.101cm" fo:padding-top="0.101cm" fo:padding-bottom="0cm" fo:border-left="0.035cm solid #ffffff" fo:border-right="none" fo:border-top="0.035cm solid #ffffff" fo:border-bottom="0.035cm solid #ffffff"/>
    </style:style>
    <style:style style:name="Table3.N1" style:family="table-cell">
      <style:table-cell-properties style:vertical-align="middle" fo:padding-left="0.101cm" fo:padding-right="0.101cm" fo:padding-top="0.101cm" fo:padding-bottom="0cm" fo:border="0.035cm solid #ffffff"/>
    </style:style>
    <style:style style:name="Table3.A2" style:family="table-cell">
      <style:table-cell-properties style:vertical-align="middle" fo:background-color="#e6e6e6" fo:padding="0cm" fo:border-left="0.035cm solid #ffffff" fo:border-right="none" fo:border-top="none" fo:border-bottom="0.035cm solid #ffffff">
        <style:background-image/>
      </style:table-cell-properties>
    </style:style>
    <style:style style:name="Table3.N2" style:family="table-cell">
      <style:table-cell-properties style:vertical-align="middle" fo:background-color="transparent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3.A3" style:family="table-cell">
      <style:table-cell-properties style:vertical-align="middle" fo:background-color="#ffff66" fo:padding="0cm" fo:border-left="0.035cm solid #ffffff" fo:border-right="none" fo:border-top="none" fo:border-bottom="0.035cm solid #ffffff">
        <style:background-image/>
      </style:table-cell-properties>
    </style:style>
    <style:style style:name="Table3.C3" style:family="table-cell">
      <style:table-cell-properties style:vertical-align="middle" fo:background-color="#ffffff" fo:padding="0cm" fo:border-left="0.035cm solid #ffffff" fo:border-right="none" fo:border-top="none" fo:border-bottom="0.035cm solid #ffffff">
        <style:background-image/>
      </style:table-cell-properties>
    </style:style>
    <style:style style:name="Table3.H3" style:family="table-cell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Table3.4" style:family="table-row">
      <style:table-row-properties fo:background-color="transparent" style:keep-together="true" fo:keep-together="auto">
        <style:background-image/>
      </style:table-row-properties>
    </style:style>
    <style:style style:name="Table3.A4" style:family="table-cell" style:data-style-name="N0">
      <style:table-cell-properties style:vertical-align="middle" fo:padding="0cm" fo:border-left="0.035cm solid #ffffff" fo:border-right="none" fo:border-top="none" fo:border-bottom="0.035cm solid #ffffff"/>
    </style:style>
    <style:style style:name="Table3.B4" style:family="table-cell">
      <style:table-cell-properties style:vertical-align="middle" fo:padding="0cm" fo:border-left="0.035cm solid #ffffff" fo:border-right="none" fo:border-top="none" fo:border-bottom="0.035cm solid #ffffff"/>
    </style:style>
    <style:style style:name="Table3.C4" style:family="table-cell">
      <style:table-cell-properties style:vertical-align="middle" fo:background-color="#99ccff" fo:padding="0cm" fo:border-left="0.035cm solid #ffffff" fo:border-right="none" fo:border-top="none" fo:border-bottom="0.035cm solid #ffffff">
        <style:background-image/>
      </style:table-cell-properties>
    </style:style>
    <style:style style:name="Table3.D4" style:family="table-cell">
      <style:table-cell-properties style:vertical-align="middle" fo:background-color="#99ccff" fo:padding="0cm" fo:border-left="0.035cm solid #ffffff" fo:border-right="none" fo:border-top="none" fo:border-bottom="0.035cm solid #ffffff" style:writing-mode="page">
        <style:background-image/>
      </style:table-cell-properties>
    </style:style>
    <style:style style:name="Table3.F4" style:family="table-cell" style:data-style-name="N0">
      <style:table-cell-properties style:vertical-align="middle" fo:background-color="#99ccff" fo:padding="0cm" fo:border-left="0.035cm solid #ffffff" fo:border-right="none" fo:border-top="none" fo:border-bottom="0.035cm solid #ffffff">
        <style:background-image/>
      </style:table-cell-properties>
    </style:style>
    <style:style style:name="Table3.H4" style:family="table-cell" style:data-style-name="N100">
      <style:table-cell-properties style:vertical-align="middle" fo:background-color="#99ccff" fo:padding="0cm" fo:border-left="0.035cm solid #ffffff" fo:border-right="none" fo:border-top="none" fo:border-bottom="0.035cm solid #ffffff">
        <style:background-image/>
      </style:table-cell-properties>
    </style:style>
    <style:style style:name="Table3.O4" style:family="table-cell" style:data-style-name="N0">
      <style:table-cell-properties style:vertical-align="middle" fo:background-color="transparent" fo:padding="0cm" fo:border-left="0.035cm solid #ffffff" fo:border-right="0.035cm solid #ffffff" fo:border-top="none" fo:border-bottom="0.035cm solid #ffffff">
        <style:background-image/>
      </style:table-cell-properties>
    </style:style>
    <style:style style:name="Table3.N5" style:family="table-cell" style:data-style-name="N0">
      <style:table-cell-properties style:vertical-align="middle" fo:background-color="transparent" fo:padding="0cm" fo:border-left="0.035cm solid #ffffff" fo:border-right="none" fo:border-top="none" fo:border-bottom="0.035cm solid #ffffff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Franklin Gothic Medium" fo:font-size="8pt" fo:font-weight="normal" fo:background-color="transparent" style:font-size-asian="8pt" style:font-weight-asian="normal" style:font-size-complex="8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Franklin Gothic Medium" fo:font-size="8pt" fo:font-weight="normal" fo:background-color="transparent" style:font-size-asian="8pt" style:font-weight-asian="normal" style:font-size-complex="8pt" style:font-weight-complex="normal"/>
    </style:style>
    <style:style style:name="P3" style:family="paragraph" style:parent-style-name="Table_20_Contents">
      <style:text-properties style:font-name="Franklin Gothic Medium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Franklin Gothic Medium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Franklin Gothic Medium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Franklin Gothic Medium" fo:font-size="8pt" fo:background-color="transparen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Franklin Gothic Medium" fo:font-size="6pt" fo:font-weight="normal" style:font-size-asian="6pt" style:font-weight-asian="normal" style:font-size-complex="6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Franklin Gothic Medium" fo:font-size="6pt" fo:font-weight="normal" style:font-size-asian="6pt" style:font-weight-asian="normal" style:font-size-complex="6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Franklin Gothic Medium" fo:font-size="6pt" fo:font-weight="normal" fo:background-color="#ffff00" style:font-size-asian="6pt" style:font-weight-asian="normal" style:font-size-complex="6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Franklin Gothic Medium" fo:font-size="6pt" fo:font-weight="normal" fo:background-color="#ffff00" style:font-size-asian="6pt" style:font-weight-asian="normal" style:font-size-complex="6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Franklin Gothic Medium" fo:font-size="6pt" fo:font-weight="normal" fo:background-color="#ffff66" style:font-size-asian="6pt" style:font-weight-asian="normal" style:font-size-complex="6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Franklin Gothic Medium" fo:font-size="6pt" style:font-size-asian="6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style:font-name="Franklin Gothic Medium" fo:font-size="6pt" fo:background-color="#ffff66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style:font-name="Franklin Gothic Medium" fo:font-size="6pt" fo:background-color="#e6e6e6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style:font-name="DymoFontInvers" fo:font-size="13pt" fo:font-weight="bold" style:font-size-asian="13pt" style:font-weight-asian="bold" style:font-size-complex="13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Franklin Gothic Medium1" fo:font-size="8pt" fo:font-weight="bold" style:font-name-asian="Franklin Gothic Medium1" style:font-size-asian="8pt" style:font-weight-asian="bold" style:font-name-complex="Franklin Gothic Medium1" style:font-size-complex="8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Franklin Gothic Medium1" fo:font-size="8pt" fo:font-weight="bold" style:font-name-asian="Franklin Gothic Medium1" style:font-size-asian="8pt" style:font-weight-asian="bold" style:font-name-complex="Franklin Gothic Medium1" style:font-size-complex="8pt" style:font-weight-complex="bold"/>
    </style:style>
    <style:style style:name="P18" style:family="paragraph" style:parent-style-name="Text_20_body">
      <style:paragraph-properties fo:margin-top="0cm" fo:margin-bottom="0.011cm" fo:text-align="center" style:justify-single-word="false" style:shadow="none"/>
      <style:text-properties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Franklin Gothic Medium" fo:font-size="6pt" style:font-size-asian="6pt" style:font-size-complex="6pt"/>
    </style:style>
    <style:style style:name="P20" style:family="paragraph" style:parent-style-name="Table_20_Contents">
      <style:paragraph-properties fo:text-align="center" style:justify-single-word="false" fo:background-color="#ffff66">
        <style:background-image/>
      </style:paragraph-properties>
      <style:text-properties style:font-name="Franklin Gothic Medium" fo:font-size="6pt" fo:font-weight="normal" fo:background-color="#ffff00" style:font-size-asian="6pt" style:font-weight-asian="normal" style:font-size-complex="6pt" style:font-weight-complex="normal"/>
    </style:style>
    <style:style style:name="P21" style:family="paragraph" style:parent-style-name="Text_20_body">
      <style:paragraph-properties fo:margin-top="0cm" fo:margin-bottom="0.011cm" fo:text-align="center" style:justify-single-word="false" style:shadow="none"/>
      <style:text-properties style:font-name="Franklin Gothic Medium" fo:font-size="8pt" style:font-size-asian="8pt" style:font-size-complex="8pt"/>
    </style:style>
    <style:style style:name="P22" style:family="paragraph" style:parent-style-name="Text_20_body">
      <style:paragraph-properties fo:margin-top="0cm" fo:margin-bottom="0.011cm" fo:text-align="center" style:justify-single-word="false" style:shadow="none"/>
      <style:text-properties fo:font-size="8pt" style:font-size-asian="8pt" style:font-size-complex="8pt"/>
    </style:style>
    <style:style style:name="P23" style:family="paragraph" style:parent-style-name="Standard">
      <style:text-properties style:font-name="Franklin Gothic Medium" fo:font-size="8pt" style:font-size-asian="8pt" style:font-size-complex="8pt"/>
    </style:style>
    <style:style style:name="P24" style:family="paragraph" style:parent-style-name="Table_20_Contents">
      <style:text-properties style:font-name="Franklin Gothic Medium"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Franklin Gothic Medium" fo:font-size="8pt" fo:font-weight="bold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Franklin Gothic Medium" fo:font-size="8pt" fo:font-weight="bold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Franklin Gothic Medium" fo:font-size="8pt" fo:font-weight="normal" fo:background-color="transparent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Franklin Gothic Medium" fo:font-size="8pt" fo:font-weight="normal" fo:background-color="transparent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Franklin Gothic Medium" fo:font-size="8pt" fo:background-color="transparent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Franklin Gothic Medium" fo:font-size="6pt" fo:font-weight="normal" style:font-size-asian="6pt" style:font-weight-asian="norm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Franklin Gothic Medium" fo:font-size="6pt" fo:font-weight="normal" style:font-size-asian="6pt" style:font-weight-asian="normal" style:font-size-complex="6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font-name="Franklin Gothic Medium" fo:font-size="6pt" fo:font-weight="normal" fo:background-color="#ffff00" style:font-size-asian="6pt" style:font-weight-asian="normal" style:font-size-complex="6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Franklin Gothic Medium" fo:font-size="6pt" fo:font-weight="normal" fo:background-color="#ffff00" style:font-size-asian="6pt" style:font-weight-asian="normal" style:font-size-complex="6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Franklin Gothic Medium" fo:font-size="6pt" fo:font-weight="normal" fo:background-color="#ffff66" style:font-size-asian="6pt" style:font-weight-asian="normal" style:font-size-complex="6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Franklin Gothic Medium" fo:font-size="6pt" style:font-size-asian="6pt" style:font-size-complex="6pt"/>
    </style:style>
    <style:style style:name="P36" style:family="paragraph" style:parent-style-name="Table_20_Contents">
      <style:paragraph-properties fo:text-align="center" style:justify-single-word="false"/>
      <style:text-properties style:font-name="Franklin Gothic Medium" fo:font-size="6pt" fo:background-color="#ffff66" style:font-size-asian="6pt" style:font-size-complex="6pt"/>
    </style:style>
    <style:style style:name="P37" style:family="paragraph" style:parent-style-name="Table_20_Contents">
      <style:paragraph-properties fo:text-align="center" style:justify-single-word="false"/>
      <style:text-properties style:font-name="Franklin Gothic Medium" fo:font-size="6pt" fo:background-color="#e6e6e6" style:font-size-asian="6pt" style:font-size-complex="6pt"/>
    </style:style>
    <style:style style:name="P38" style:family="paragraph" style:parent-style-name="Table_20_Contents">
      <style:paragraph-properties fo:text-align="center" style:justify-single-word="false"/>
      <style:text-properties style:font-name="DymoFontInvers" fo:font-size="13pt" fo:font-weight="bold" style:font-size-asian="13pt" style:font-weight-asian="bold" style:font-size-complex="13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Franklin Gothic Medium1" fo:font-size="8pt" fo:font-weight="bold" style:font-name-asian="Franklin Gothic Medium1" style:font-size-asian="8pt" style:font-weight-asian="bold" style:font-name-complex="Franklin Gothic Medium1" style:font-size-complex="8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Franklin Gothic Medium1" fo:font-size="8pt" fo:font-weight="bold" style:font-name-asian="Franklin Gothic Medium1" style:font-size-asian="8pt" style:font-weight-asian="bold" style:font-name-complex="Franklin Gothic Medium1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 fo:background-color="#ffff66">
        <style:background-image/>
      </style:paragraph-properties>
      <style:text-properties style:font-name="Franklin Gothic Medium" fo:font-size="6pt" fo:font-weight="normal" fo:background-color="#ffff00" style:font-size-asian="6pt" style:font-weight-asian="normal" style:font-size-complex="6pt" style:font-weight-complex="normal"/>
    </style:style>
    <style:style style:name="P42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Franklin Gothic Medium" fo:font-size="6pt" style:font-size-asian="6pt" style:font-size-complex="6pt"/>
    </style:style>
    <style:style style:name="T1" style:family="text">
      <style:text-properties style:font-name="Franklin Gothic Medium1" fo:font-weight="normal" style:font-name-asian="Franklin Gothic Medium1" style:font-weight-asian="normal" style:font-name-complex="Franklin Gothic Medium1" style:font-weight-complex="normal"/>
    </style:style>
    <style:style style:name="T2" style:family="text">
      <style:text-properties style:font-name="Franklin Gothic Medium1" fo:font-weight="bold" style:font-name-asian="Franklin Gothic Medium1" style:font-weight-asian="bold" style:font-name-complex="Franklin Gothic Medium1" style:font-weight-complex="bold"/>
    </style:style>
    <style:style style:name="T3" style:family="text">
      <style:text-properties style:font-name="Franklin Gothic Medium"/>
    </style:style>
    <style:style style:name="T4" style:family="text">
      <style:text-properties style:font-name="Franklin Gothic Medium" fo:font-weight="bold" style:font-weight-asian="bold" style:font-weight-complex="bold"/>
    </style:style>
    <style:style style:name="T5" style:family="text">
      <style:text-properties style:font-name="Franklin Gothic Medium" fo:font-weight="normal" style:font-weight-asian="normal" style:font-weight-complex="normal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able:table table:name="Table2" table:style-name="Table2">
        <table:table-column table:style-name="Table2.A"/>
        <table:table-row>
          <table:table-cell table:style-name="Table2.A1" office:value-type="string">
            <table:table table:name="Table1" table:style-name="Table1">
              <table:table-column table:style-name="Table1.A"/>
              <table:table-column table:style-name="Table1.B"/>
              <table:table-column table:style-name="Table1.C" table:number-columns-repeated="4"/>
              <table:table-column table:style-name="Table1.G"/>
              <table:table-column table:style-name="Table1.C" table:number-columns-repeated="6"/>
              <table:table-column table:style-name="Table1.N"/>
              <table:table-column table:style-name="Table1.O"/>
              <table:table-row>
                <table:table-cell table:style-name="Table1.A1" table:number-columns-spanned="2" office:value-type="string">
                  <text:p text:style-name="P3"/>
                </table:table-cell>
                <table:covered-table-cell/>
                <table:table-cell table:style-name="Table1.A1" office:value-type="string">
                  <text:p text:style-name="P15">MODE</text:p>
                </table:table-cell>
                <table:table-cell table:style-name="Table1.A1" office:value-type="string">
                  <text:p text:style-name="P15">SHFT</text:p>
                </table:table-cell>
                <table:table-cell table:style-name="Table1.A1" office:value-type="string">
                  <text:p text:style-name="P15">SPAN</text:p>
                </table:table-cell>
                <table:table-cell table:style-name="Table1.A1" office:value-type="string">
                  <text:p text:style-name="P15">RATE</text:p>
                </table:table-cell>
                <table:table-cell table:style-name="Table1.A1" office:value-type="string">
                  <text:p text:style-name="P15">VELO</text:p>
                </table:table-cell>
                <table:table-cell table:style-name="Table1.A1" office:value-type="string">
                  <text:p text:style-name="P15">GATE</text:p>
                </table:table-cell>
                <table:table-cell table:style-name="Table1.A1" office:value-type="string">
                  <text:p text:style-name="P15">INST</text:p>
                </table:table-cell>
                <table:table-cell table:style-name="Table1.A1" table:number-columns-spanned="2" office:value-type="string">
                  <text:p text:style-name="P15">SYNC</text:p>
                </table:table-cell>
                <table:covered-table-cell/>
                <table:table-cell table:style-name="Table1.A1" office:value-type="string">
                  <text:p text:style-name="P15">CHAN</text:p>
                </table:table-cell>
                <table:table-cell table:style-name="Table1.A1" office:value-type="string">
                  <text:p text:style-name="P15">TRAN</text:p>
                </table:table-cell>
                <table:table-cell table:style-name="Table1.N1" table:number-columns-spanned="2" office:value-type="string">
                  <text:p text:style-name="P4">ARPIE Quick Reference</text:p>
                  <text:p text:style-name="P4">Firmware v1.02</text:p>
                </table:table-cell>
                <table:covered-table-cell/>
              </table:table-row>
              <table:table-row>
                <table:table-cell table:style-name="Table1.A2" table:number-columns-spanned="2" office:value-type="string">
                  <text:p text:style-name="P4">PRESS</text:p>
                </table:table-cell>
                <table:covered-table-cell/>
                <table:table-cell table:style-name="Table1.A2" office:value-type="string">
                  <text:p text:style-name="P7">Arp mode / </text:p>
                  <text:p text:style-name="P7">Pattern fill</text:p>
                </table:table-cell>
                <table:table-cell table:style-name="Table1.A2" office:value-type="string">
                  <text:p text:style-name="P7">Octave shift </text:p>
                  <text:p text:style-name="P7">output</text:p>
                </table:table-cell>
                <table:table-cell table:style-name="Table1.A2" office:value-type="string">
                  <text:p text:style-name="P7">Arp span in </text:p>
                  <text:p text:style-name="P7">octaves</text:p>
                </table:table-cell>
                <table:table-cell table:style-name="Table1.A2" office:value-type="string">
                  <text:p text:style-name="P7">Arp step </text:p>
                  <text:p text:style-name="P7">length </text:p>
                </table:table-cell>
                <table:table-cell table:style-name="Table1.A2" office:value-type="string">
                  <text:p text:style-name="P7">MIDI </text:p>
                  <text:p text:style-name="P7">velocity</text:p>
                </table:table-cell>
                <table:table-cell table:style-name="Table1.A2" office:value-type="string">
                  <text:p text:style-name="P7">MIDI note </text:p>
                  <text:p text:style-name="P7">length</text:p>
                </table:table-cell>
                <table:table-cell table:style-name="Table1.A2" office:value-type="string">
                  <text:p text:style-name="P7">Arp note insert / <text:s/>Chord insert</text:p>
                </table:table-cell>
                <table:table-cell table:style-name="Table1.A2" office:value-type="string">
                  <text:p text:style-name="P7">MIDI clock source / internal BPM</text:p>
                </table:table-cell>
                <table:table-cell table:style-name="Table1.A2" office:value-type="string">
                  <text:p text:style-name="P8"/>
                </table:table-cell>
                <table:table-cell table:style-name="Table1.A2" office:value-type="string">
                  <text:p text:style-name="P7">MIDI output</text:p>
                  <text:p text:style-name="P7">channel</text:p>
                </table:table-cell>
                <table:table-cell table:style-name="Table1.A2" office:value-type="string">
                  <text:p text:style-name="P7">Chromatic transpose output</text:p>
                </table:table-cell>
                <table:table-cell table:style-name="Table1.N2" table:number-columns-spanned="2" office:value-type="string">
                  <text:p text:style-name="P2"/>
                </table:table-cell>
                <table:covered-table-cell/>
              </table:table-row>
              <table:table-row>
                <table:table-cell table:style-name="Table1.A3" table:number-columns-spanned="2" office:value-type="string">
                  <text:p text:style-name="P4">HOLD</text:p>
                </table:table-cell>
                <table:covered-table-cell/>
                <table:table-cell table:style-name="Table1.C3" office:value-type="string">
                  <text:p text:style-name="P7"/>
                </table:table-cell>
                <table:table-cell table:style-name="Table1.C3" office:value-type="string">
                  <text:p text:style-name="P7"/>
                </table:table-cell>
                <table:table-cell table:style-name="Table1.C3" office:value-type="string">
                  <text:p text:style-name="P7"/>
                </table:table-cell>
                <table:table-cell table:style-name="Table1.C3" office:value-type="string">
                  <text:p text:style-name="P7"/>
                </table:table-cell>
                <table:table-cell table:style-name="Table1.A3" office:value-type="string">
                  <text:p text:style-name="P20">As Played / Select </text:p>
                </table:table-cell>
                <table:table-cell table:style-name="Table1.H3" office:value-type="string">
                  <text:p text:style-name="P9"/>
                </table:table-cell>
                <table:table-cell table:style-name="Table1.A3" office:value-type="string">
                  <text:p text:style-name="P10">MIDI </text:p>
                  <text:p text:style-name="P10">Panic</text:p>
                </table:table-cell>
                <table:table-cell table:style-name="Table1.C3" office:value-type="string">
                  <text:p text:style-name="P7"/>
                </table:table-cell>
                <table:table-cell table:style-name="Table1.A3" office:value-type="string">
                  <text:p text:style-name="P11">Global </text:p>
                  <text:p text:style-name="P11">Options</text:p>
                </table:table-cell>
                <table:table-cell table:style-name="Table1.A3" office:value-type="string">
                  <text:p text:style-name="P7">input channel/</text:p>
                  <text:p text:style-name="P7">OMNI</text:p>
                </table:table-cell>
                <table:table-cell table:style-name="Table1.H3" office:value-type="string">
                  <text:p text:style-name="P7"/>
                </table:table-cell>
                <table:table-cell table:style-name="Table1.N2" table:number-columns-spanned="2" office:value-type="string">
                  <text:p text:style-name="P1"/>
                </table:table-cell>
                <table:covered-table-cell/>
              </table:table-row>
              <table:table-row table:style-name="Table1.4">
                <table:table-cell table:style-name="Table1.A4" office:value-type="float" office:value="1">
                  <text:p text:style-name="P5">1</text:p>
                </table:table-cell>
                <table:table-cell table:style-name="Table1.B4" office:value-type="string">
                  <text:p text:style-name="P17"><text:s/>▬</text:p>
                </table:table-cell>
                <table:table-cell table:style-name="Table1.C4" office:value-type="string">
                  <text:p text:style-name="P12">UP</text:p>
                </table:table-cell>
                <table:table-cell table:style-name="Table1.D4" office:value-type="string">
                  <text:p text:style-name="P12">-3 OCT</text:p>
                </table:table-cell>
                <table:table-cell table:style-name="Table1.D4" office:value-type="string">
                  <text:p text:style-name="P12">1 OCTAVE</text:p>
                </table:table-cell>
                <table:table-cell table:style-name="Table1.F4" office:value-type="float" office:value="1">
                  <text:p text:style-name="P19">1</text:p>
                </table:table-cell>
                <table:table-cell table:style-name="Table1.C4" office:value-type="string">
                  <text:p text:style-name="P12">0</text:p>
                </table:table-cell>
                <table:table-cell table:style-name="Table1.H4" office:value-type="float" office:value="42005">
                  <text:p text:style-name="P12">1/15 STEP</text:p>
                </table:table-cell>
                <table:table-cell table:style-name="Table1.C4" office:value-type="string">
                  <text:p text:style-name="P12">NONE</text:p>
                </table:table-cell>
                <table:table-cell table:style-name="Table1.C4" office:value-type="string">
                  <text:p text:style-name="P19">SOURCE</text:p>
                </table:table-cell>
                <table:table-cell table:style-name="Table1.A3" office:value-type="string">
                  <text:p text:style-name="P13">IN Note Echo</text:p>
                </table:table-cell>
                <table:table-cell table:style-name="Table1.F4" office:value-type="float" office:value="1">
                  <text:p text:style-name="P12">1</text:p>
                </table:table-cell>
                <table:table-cell table:style-name="Table1.C4" office:value-type="string">
                  <text:p text:style-name="P12">-3 SEMI</text:p>
                </table:table-cell>
                <table:table-cell table:style-name="Table1.H3" office:value-type="string">
                  <text:p text:style-name="P16">▬</text:p>
                </table:table-cell>
                <table:table-cell table:style-name="Table1.O4" office:value-type="float" office:value="1">
                  <text:p text:style-name="P4">1</text:p>
                </table:table-cell>
              </table:table-row>
              <table:table-row table:style-name="Table1.4">
                <table:table-cell table:style-name="Table1.A4" office:value-type="float" office:value="2">
                  <text:p text:style-name="P5">2</text:p>
                </table:table-cell>
                <table:table-cell table:style-name="Table1.A4">
                  <text:p text:style-name="P5"/>
                </table:table-cell>
                <table:table-cell table:style-name="Table1.C4" office:value-type="string">
                  <text:p text:style-name="P12">DOWN</text:p>
                </table:table-cell>
                <table:table-cell table:style-name="Table1.D4" office:value-type="string">
                  <text:p text:style-name="P12">-2 OCT</text:p>
                </table:table-cell>
                <table:table-cell table:style-name="Table1.D4" office:value-type="string">
                  <text:p text:style-name="P12">2 OCTAVE</text:p>
                </table:table-cell>
                <table:table-cell table:style-name="Table1.C4" office:value-type="string">
                  <text:p text:style-name="P12">2D</text:p>
                </table:table-cell>
                <table:table-cell table:style-name="Table1.C4" office:value-type="string">
                  <text:p text:style-name="P12">15</text:p>
                </table:table-cell>
                <table:table-cell table:style-name="Table1.C4" office:value-type="string">
                  <text:p text:style-name="P12">2/15 </text:p>
                </table:table-cell>
                <table:table-cell table:style-name="Table1.C4" office:value-type="string">
                  <text:p text:style-name="P12">HIGHEST</text:p>
                </table:table-cell>
                <table:table-cell table:style-name="Table1.C4" office:value-type="string">
                  <text:p text:style-name="P19">SEND</text:p>
                </table:table-cell>
                <table:table-cell table:style-name="Table1.A3" office:value-type="string">
                  <text:p text:style-name="P13">IN Other Echo</text:p>
                </table:table-cell>
                <table:table-cell table:style-name="Table1.C4" office:value-type="string">
                  <text:p text:style-name="P12">2</text:p>
                </table:table-cell>
                <table:table-cell table:style-name="Table1.C4" office:value-type="string">
                  <text:p text:style-name="P12">-2</text:p>
                </table:table-cell>
                <table:table-cell table:style-name="Table1.N5">
                  <text:p text:style-name="P4"/>
                </table:table-cell>
                <table:table-cell table:style-name="Table1.O4" office:value-type="float" office:value="2">
                  <text:p text:style-name="P4">2</text:p>
                </table:table-cell>
              </table:table-row>
              <table:table-row table:style-name="Table1.4">
                <table:table-cell table:style-name="Table1.A4" office:value-type="float" office:value="3">
                  <text:p text:style-name="P5">3</text:p>
                </table:table-cell>
                <table:table-cell table:style-name="Table1.A4">
                  <text:p text:style-name="P5"/>
                </table:table-cell>
                <table:table-cell table:style-name="Table1.C4" office:value-type="string">
                  <text:p text:style-name="P12">UP-DOWN</text:p>
                </table:table-cell>
                <table:table-cell table:style-name="Table1.D4" office:value-type="string">
                  <text:p text:style-name="P12">-1 OCT</text:p>
                </table:table-cell>
                <table:table-cell table:style-name="Table1.D4" office:value-type="string">
                  <text:p text:style-name="P12">3 OCTAVE</text:p>
                </table:table-cell>
                <table:table-cell table:style-name="Table1.F4" office:value-type="float" office:value="2">
                  <text:p text:style-name="P19">2</text:p>
                </table:table-cell>
                <table:table-cell table:style-name="Table1.C4" office:value-type="string">
                  <text:p text:style-name="P12">23</text:p>
                </table:table-cell>
                <table:table-cell table:style-name="Table1.C4" office:value-type="string">
                  <text:p text:style-name="P12">3/15 </text:p>
                </table:table-cell>
                <table:table-cell table:style-name="Table1.C4" office:value-type="string">
                  <text:p text:style-name="P12">LOWEST</text:p>
                </table:table-cell>
                <table:table-cell table:style-name="Table1.A2" office:value-type="string">
                  <text:p text:style-name="P12"/>
                </table:table-cell>
                <table:table-cell table:style-name="Table1.A3" office:value-type="string">
                  <text:p text:style-name="P13">IN Synch</text:p>
                </table:table-cell>
                <table:table-cell table:style-name="Table1.C4" office:value-type="string">
                  <text:p text:style-name="P12">3</text:p>
                </table:table-cell>
                <table:table-cell table:style-name="Table1.C4" office:value-type="string">
                  <text:p text:style-name="P12">-1</text:p>
                </table:table-cell>
                <table:table-cell table:style-name="Table1.N5">
                  <text:p text:style-name="P4"/>
                </table:table-cell>
                <table:table-cell table:style-name="Table1.O4" office:value-type="float" office:value="3">
                  <text:p text:style-name="P4">3</text:p>
                </table:table-cell>
              </table:table-row>
              <table:table-row table:style-name="Table1.4">
                <table:table-cell table:style-name="Table1.A4" office:value-type="float" office:value="4">
                  <text:p text:style-name="P5">4</text:p>
                </table:table-cell>
                <table:table-cell table:style-name="Table1.A4">
                  <text:p text:style-name="P5"/>
                </table:table-cell>
                <table:table-cell table:style-name="Table1.C4" office:value-type="string">
                  <text:p text:style-name="P12">RANDOM</text:p>
                </table:table-cell>
                <table:table-cell table:style-name="Table1.D4" office:value-type="string">
                  <text:p text:style-name="P19">NORMAL</text:p>
                </table:table-cell>
                <table:table-cell table:style-name="Table1.D4" office:value-type="string">
                  <text:p text:style-name="P12">4 OCTAVE</text:p>
                </table:table-cell>
                <table:table-cell table:style-name="Table1.C4" office:value-type="string">
                  <text:p text:style-name="P12">4D</text:p>
                </table:table-cell>
                <table:table-cell table:style-name="Table1.C4" office:value-type="string">
                  <text:p text:style-name="P12">31</text:p>
                </table:table-cell>
                <table:table-cell table:style-name="Table1.C4" office:value-type="string">
                  <text:p text:style-name="P12">4/15 </text:p>
                </table:table-cell>
                <table:table-cell table:style-name="Table1.C4" office:value-type="string">
                  <text:p text:style-name="P12">3FW-1BK</text:p>
                </table:table-cell>
                <table:table-cell table:style-name="Table1.C4" office:value-type="string">
                  <text:p text:style-name="P12">60 BPM</text:p>
                </table:table-cell>
                <table:table-cell table:style-name="Table1.A3" office:value-type="string">
                  <text:p text:style-name="P13">AUX Sync</text:p>
                </table:table-cell>
                <table:table-cell table:style-name="Table1.C4" office:value-type="string">
                  <text:p text:style-name="P12">4</text:p>
                </table:table-cell>
                <table:table-cell table:style-name="Table1.C4" office:value-type="string">
                  <text:p text:style-name="P19">NORMAL</text:p>
                </table:table-cell>
                <table:table-cell table:style-name="Table1.N5">
                  <text:p text:style-name="P4"/>
                </table:table-cell>
                <table:table-cell table:style-name="Table1.O4" office:value-type="float" office:value="4">
                  <text:p text:style-name="P4">4</text:p>
                </table:table-cell>
              </table:table-row>
              <table:table-row table:style-name="Table1.4">
                <table:table-cell table:style-name="Table1.A4" office:value-type="float" office:value="5">
                  <text:p text:style-name="P5">5</text:p>
                </table:table-cell>
                <table:table-cell table:style-name="Table1.B4" office:value-type="string">
                  <text:p text:style-name="P17"><text:s/>▬</text:p>
                </table:table-cell>
                <table:table-cell table:style-name="Table1.C4" office:value-type="string">
                  <text:p text:style-name="P12">KEYBOARD</text:p>
                </table:table-cell>
                <table:table-cell table:style-name="Table1.D4" office:value-type="string">
                  <text:p text:style-name="P12">+1 OCT</text:p>
                </table:table-cell>
                <table:table-cell table:style-name="Table1.A2" office:value-type="string">
                  <text:p text:style-name="P12"/>
                </table:table-cell>
                <table:table-cell table:style-name="Table1.C4" office:value-type="string">
                  <text:p text:style-name="P12">2T</text:p>
                </table:table-cell>
                <table:table-cell table:style-name="Table1.C4" office:value-type="string">
                  <text:p text:style-name="P12">39</text:p>
                </table:table-cell>
                <table:table-cell table:style-name="Table1.C4" office:value-type="string">
                  <text:p text:style-name="P12">5/15 </text:p>
                </table:table-cell>
                <table:table-cell table:style-name="Table1.C4" office:value-type="string">
                  <text:p text:style-name="P12">4FW-2BK</text:p>
                </table:table-cell>
                <table:table-cell table:style-name="Table1.C4" office:value-type="string">
                  <text:p text:style-name="P12">80</text:p>
                </table:table-cell>
                <table:table-cell table:style-name="Table1.A2" office:value-type="string">
                  <text:p text:style-name="P14"/>
                </table:table-cell>
                <table:table-cell table:style-name="Table1.C4" office:value-type="string">
                  <text:p text:style-name="P12">5</text:p>
                </table:table-cell>
                <table:table-cell table:style-name="Table1.C4" office:value-type="string">
                  <text:p text:style-name="P12">+1</text:p>
                </table:table-cell>
                <table:table-cell table:style-name="Table1.H3" office:value-type="string">
                  <text:p text:style-name="P16">▬</text:p>
                </table:table-cell>
                <table:table-cell table:style-name="Table1.O4" office:value-type="float" office:value="5">
                  <text:p text:style-name="P4">5</text:p>
                </table:table-cell>
              </table:table-row>
              <table:table-row table:style-name="Table1.4">
                <table:table-cell table:style-name="Table1.A4" office:value-type="float" office:value="6">
                  <text:p text:style-name="P5">6</text:p>
                </table:table-cell>
                <table:table-cell table:style-name="Table1.A4">
                  <text:p text:style-name="P5"/>
                </table:table-cell>
                <table:table-cell table:style-name="Table1.A2" office:value-type="string">
                  <text:p text:style-name="P12"/>
                </table:table-cell>
                <table:table-cell table:style-name="Table1.D4" office:value-type="string">
                  <text:p text:style-name="P12">+2 OCT</text:p>
                </table:table-cell>
                <table:table-cell table:style-name="Table1.A2" office:value-type="string">
                  <text:p text:style-name="P12"/>
                </table:table-cell>
                <table:table-cell table:style-name="Table1.F4" office:value-type="float" office:value="4">
                  <text:p text:style-name="P19">4</text:p>
                </table:table-cell>
                <table:table-cell table:style-name="Table1.C4" office:value-type="string">
                  <text:p text:style-name="P12">47</text:p>
                </table:table-cell>
                <table:table-cell table:style-name="Table1.C4" office:value-type="string">
                  <text:p text:style-name="P12">6/15 </text:p>
                </table:table-cell>
                <table:table-cell table:style-name="Table1.A2" office:value-type="string">
                  <text:p text:style-name="P12"/>
                </table:table-cell>
                <table:table-cell table:style-name="Table1.C4" office:value-type="string">
                  <text:p text:style-name="P12">100</text:p>
                </table:table-cell>
                <table:table-cell table:style-name="Table1.A2" office:value-type="string">
                  <text:p text:style-name="P14"/>
                </table:table-cell>
                <table:table-cell table:style-name="Table1.C4" office:value-type="string">
                  <text:p text:style-name="P12">6</text:p>
                </table:table-cell>
                <table:table-cell table:style-name="Table1.C4" office:value-type="string">
                  <text:p text:style-name="P12">+2</text:p>
                </table:table-cell>
                <table:table-cell table:style-name="Table1.N5">
                  <text:p text:style-name="P4"/>
                </table:table-cell>
                <table:table-cell table:style-name="Table1.O4" office:value-type="float" office:value="6">
                  <text:p text:style-name="P4">6</text:p>
                </table:table-cell>
              </table:table-row>
              <table:table-row table:style-name="Table1.4">
                <table:table-cell table:style-name="Table1.A4" office:value-type="float" office:value="7">
                  <text:p text:style-name="P5">7</text:p>
                </table:table-cell>
                <table:table-cell table:style-name="Table1.A4">
                  <text:p text:style-name="P5"/>
                </table:table-cell>
                <table:table-cell table:style-name="Table1.A2" office:value-type="string">
                  <text:p text:style-name="P12"/>
                </table:table-cell>
                <table:table-cell table:style-name="Table1.D4" office:value-type="string">
                  <text:p text:style-name="P12">+3 OCT</text:p>
                </table:table-cell>
                <table:table-cell table:style-name="Table1.A2" office:value-type="string">
                  <text:p text:style-name="P12"/>
                </table:table-cell>
                <table:table-cell table:style-name="Table1.C4" office:value-type="string">
                  <text:p text:style-name="P12">8D</text:p>
                </table:table-cell>
                <table:table-cell table:style-name="Table1.C4" office:value-type="string">
                  <text:p text:style-name="P12">55</text:p>
                </table:table-cell>
                <table:table-cell table:style-name="Table1.C4" office:value-type="string">
                  <text:p text:style-name="P12">7/15 </text:p>
                </table:table-cell>
                <table:table-cell table:style-name="Table1.A2" office:value-type="string">
                  <text:p text:style-name="P12"/>
                </table:table-cell>
                <table:table-cell table:style-name="Table1.C4" office:value-type="string">
                  <text:p text:style-name="P12">120</text:p>
                </table:table-cell>
                <table:table-cell table:style-name="Table1.A2" office:value-type="string">
                  <text:p text:style-name="P14"/>
                </table:table-cell>
                <table:table-cell table:style-name="Table1.C4" office:value-type="string">
                  <text:p text:style-name="P12">7</text:p>
                </table:table-cell>
                <table:table-cell table:style-name="Table1.C4" office:value-type="string">
                  <text:p text:style-name="P12">+3</text:p>
                </table:table-cell>
                <table:table-cell table:style-name="Table1.N5">
                  <text:p text:style-name="P4"/>
                </table:table-cell>
                <table:table-cell table:style-name="Table1.O4" office:value-type="float" office:value="7">
                  <text:p text:style-name="P4">7</text:p>
                </table:table-cell>
              </table:table-row>
              <table:table-row>
                <table:table-cell table:style-name="Table1.A4" office:value-type="float" office:value="8">
                  <text:p text:style-name="P5">8</text:p>
                </table:table-cell>
                <table:table-cell table:style-name="Table1.A4">
                  <text:p text:style-name="P5"/>
                </table:table-cell>
                <table:table-cell table:style-name="Table1.A2" office:value-type="string">
                  <text:p text:style-name="P12"/>
                </table:table-cell>
                <table:table-cell table:style-name="Table1.A2" office:value-type="string">
                  <text:p text:style-name="P12"/>
                </table:table-cell>
                <table:table-cell table:style-name="Table1.A2" office:value-type="string">
                  <text:p text:style-name="P12"/>
                </table:table-cell>
                <table:table-cell table:style-name="Table1.C4" office:value-type="string">
                  <text:p text:style-name="P12">4T</text:p>
                </table:table-cell>
                <table:table-cell table:style-name="Table1.C4" office:value-type="string">
                  <text:p text:style-name="P12">63</text:p>
                </table:table-cell>
                <table:table-cell table:style-name="Table1.C4" office:value-type="string">
                  <text:p text:style-name="P12">8/15 </text:p>
                </table:table-cell>
                <table:table-cell table:style-name="Table1.A2" office:value-type="string">
                  <text:p text:style-name="P12"/>
                </table:table-cell>
                <table:table-cell table:style-name="Table1.C4" office:value-type="string">
                  <text:p text:style-name="P12">140</text:p>
                </table:table-cell>
                <table:table-cell table:style-name="Table1.A2" office:value-type="string">
                  <text:p text:style-name="P14"/>
                </table:table-cell>
                <table:table-cell table:style-name="Table1.C4" office:value-type="string">
                  <text:p text:style-name="P12">8</text:p>
                </table:table-cell>
                <table:table-cell table:style-name="Table1.C4" office:value-type="string">
                  <text:p text:style-name="P12">+4</text:p>
                </table:table-cell>
                <table:table-cell table:style-name="Table1.N5">
                  <text:p text:style-name="P4"/>
                </table:table-cell>
                <table:table-cell table:style-name="Table1.O4" office:value-type="float" office:value="8">
                  <text:p text:style-name="P4">8</text:p>
                </table:table-cell>
              </table:table-row>
              <table:table-row>
                <table:table-cell table:style-name="Table1.B4" office:value-type="string">
                  <text:p text:style-name="P5">9 </text:p>
                </table:table-cell>
                <table:table-cell table:style-name="Table1.B4" office:value-type="string">
                  <text:p text:style-name="P17"><text:s/>▬</text:p>
                </table:table-cell>
                <table:table-cell table:style-name="Table1.A2" office:value-type="string">
                  <text:p text:style-name="P12"/>
                </table:table-cell>
                <table:table-cell table:style-name="Table1.A2" office:value-type="string">
                  <text:p text:style-name="P12"/>
                </table:table-cell>
                <table:table-cell table:style-name="Table1.A2" office:value-type="string">
                  <text:p text:style-name="P12"/>
                </table:table-cell>
                <table:table-cell table:style-name="Table1.F4" office:value-type="float" office:value="8">
                  <text:p text:style-name="P19">8</text:p>
                </table:table-cell>
                <table:table-cell table:style-name="Table1.C4" office:value-type="string">
                  <text:p text:style-name="P12">71</text:p>
                </table:table-cell>
                <table:table-cell table:style-name="Table1.C4" office:value-type="string">
                  <text:p text:style-name="P12">9/15 </text:p>
                </table:table-cell>
                <table:table-cell table:style-name="Table1.A2" office:value-type="string">
                  <text:p text:style-name="P12"/>
                </table:table-cell>
                <table:table-cell table:style-name="Table1.C4" office:value-type="string">
                  <text:p text:style-name="P12">160</text:p>
                </table:table-cell>
                <table:table-cell table:style-name="Table1.A2" office:value-type="string">
                  <text:p text:style-name="P14"/>
                </table:table-cell>
                <table:table-cell table:style-name="Table1.C4" office:value-type="string">
                  <text:p text:style-name="P12">9</text:p>
                </table:table-cell>
                <table:table-cell table:style-name="Table1.C4" office:value-type="string">
                  <text:p text:style-name="P12">+5</text:p>
                </table:table-cell>
                <table:table-cell table:style-name="Table1.H3" office:value-type="string">
                  <text:p text:style-name="P16">▬</text:p>
                </table:table-cell>
                <table:table-cell table:style-name="Table1.N2" office:value-type="string">
                  <text:p text:style-name="P4">9 </text:p>
                </table:table-cell>
              </table:table-row>
              <table:table-row>
                <table:table-cell table:style-name="Table1.A4" office:value-type="float" office:value="10">
                  <text:p text:style-name="P5">10</text:p>
                </table:table-cell>
                <table:table-cell table:style-name="Table1.A4">
                  <text:p text:style-name="P5"/>
                </table:table-cell>
                <table:table-cell table:style-name="Table1.A2" office:value-type="string">
                  <text:p text:style-name="P12"/>
                </table:table-cell>
                <table:table-cell table:style-name="Table1.A2" office:value-type="string">
                  <text:p text:style-name="P12"/>
                </table:table-cell>
                <table:table-cell table:style-name="Table1.A2" office:value-type="string">
                  <text:p text:style-name="P12"/>
                </table:table-cell>
                <table:table-cell table:style-name="Table1.C4" office:value-type="string">
                  <text:p text:style-name="P12">16D</text:p>
                </table:table-cell>
                <table:table-cell table:style-name="Table1.C4" office:value-type="string">
                  <text:p text:style-name="P12">79</text:p>
                </table:table-cell>
                <table:table-cell table:style-name="Table1.C4" office:value-type="string">
                  <text:p text:style-name="P12">10/15 </text:p>
                </table:table-cell>
                <table:table-cell table:style-name="Table1.A2" office:value-type="string">
                  <text:p text:style-name="P12"/>
                </table:table-cell>
                <table:table-cell table:style-name="Table1.C4" office:value-type="string">
                  <text:p text:style-name="P12">180</text:p>
                </table:table-cell>
                <table:table-cell table:style-name="Table1.A2" office:value-type="string">
                  <text:p text:style-name="P14"/>
                </table:table-cell>
                <table:table-cell table:style-name="Table1.C4" office:value-type="string">
                  <text:p text:style-name="P12">10</text:p>
                </table:table-cell>
                <table:table-cell table:style-name="Table1.C4" office:value-type="string">
                  <text:p text:style-name="P12">+6</text:p>
                </table:table-cell>
                <table:table-cell table:style-name="Table1.N5">
                  <text:p text:style-name="P4"/>
                </table:table-cell>
                <table:table-cell table:style-name="Table1.O4" office:value-type="float" office:value="10">
                  <text:p text:style-name="P4">10</text:p>
                </table:table-cell>
              </table:table-row>
              <table:table-row>
                <table:table-cell table:style-name="Table1.A4" office:value-type="float" office:value="11">
                  <text:p text:style-name="P5">11</text:p>
                </table:table-cell>
                <table:table-cell table:style-name="Table1.A4">
                  <text:p text:style-name="P5"/>
                </table:table-cell>
                <table:table-cell table:style-name="Table1.A2" office:value-type="string">
                  <text:p text:style-name="P12"/>
                </table:table-cell>
                <table:table-cell table:style-name="Table1.A2" office:value-type="string">
                  <text:p text:style-name="P12"/>
                </table:table-cell>
                <table:table-cell table:style-name="Table1.A2" office:value-type="string">
                  <text:p text:style-name="P12"/>
                </table:table-cell>
                <table:table-cell table:style-name="Table1.C4" office:value-type="string">
                  <text:p text:style-name="P12">8T</text:p>
                </table:table-cell>
                <table:table-cell table:style-name="Table1.C4" office:value-type="string">
                  <text:p text:style-name="P12">87</text:p>
                </table:table-cell>
                <table:table-cell table:style-name="Table1.C4" office:value-type="string">
                  <text:p text:style-name="P12">11/15 </text:p>
                </table:table-cell>
                <table:table-cell table:style-name="Table1.C4" office:value-type="string">
                  <text:p text:style-name="P12">RANDOM</text:p>
                </table:table-cell>
                <table:table-cell table:style-name="Table1.C4" office:value-type="string">
                  <text:p text:style-name="P12">200</text:p>
                </table:table-cell>
                <table:table-cell table:style-name="Table1.A2" office:value-type="string">
                  <text:p text:style-name="P14"/>
                </table:table-cell>
                <table:table-cell table:style-name="Table1.C4" office:value-type="string">
                  <text:p text:style-name="P12">11</text:p>
                </table:table-cell>
                <table:table-cell table:style-name="Table1.C4" office:value-type="string">
                  <text:p text:style-name="P12">+7</text:p>
                </table:table-cell>
                <table:table-cell table:style-name="Table1.N5">
                  <text:p text:style-name="P4"/>
                </table:table-cell>
                <table:table-cell table:style-name="Table1.O4" office:value-type="float" office:value="11">
                  <text:p text:style-name="P4">11</text:p>
                </table:table-cell>
              </table:table-row>
              <table:table-row>
                <table:table-cell table:style-name="Table1.A4" office:value-type="float" office:value="12">
                  <text:p text:style-name="P5">12</text:p>
                </table:table-cell>
                <table:table-cell table:style-name="Table1.A4">
                  <text:p text:style-name="P5"/>
                </table:table-cell>
                <table:table-cell table:style-name="Table1.A2" office:value-type="string">
                  <text:p text:style-name="P12"/>
                </table:table-cell>
                <table:table-cell table:style-name="Table1.A2" office:value-type="string">
                  <text:p text:style-name="P12"/>
                </table:table-cell>
                <table:table-cell table:style-name="Table1.A2" office:value-type="string">
                  <text:p text:style-name="P12"/>
                </table:table-cell>
                <table:table-cell table:style-name="Table1.F4" office:value-type="float" office:value="16">
                  <text:p text:style-name="P19">16</text:p>
                </table:table-cell>
                <table:table-cell table:style-name="Table1.C4" office:value-type="string">
                  <text:p text:style-name="P12">95</text:p>
                </table:table-cell>
                <table:table-cell table:style-name="Table1.C4" office:value-type="string">
                  <text:p text:style-name="P12">12/15 </text:p>
                </table:table-cell>
                <table:table-cell table:style-name="Table1.C4" office:value-type="string">
                  <text:p text:style-name="P12">Cmin7</text:p>
                </table:table-cell>
                <table:table-cell table:style-name="Table1.C4" office:value-type="string">
                  <text:p text:style-name="P12">220</text:p>
                </table:table-cell>
                <table:table-cell table:style-name="Table1.A2" office:value-type="string">
                  <text:p text:style-name="P14"/>
                </table:table-cell>
                <table:table-cell table:style-name="Table1.C4" office:value-type="string">
                  <text:p text:style-name="P12">12</text:p>
                </table:table-cell>
                <table:table-cell table:style-name="Table1.C4" office:value-type="string">
                  <text:p text:style-name="P12">+8</text:p>
                </table:table-cell>
                <table:table-cell table:style-name="Table1.N5">
                  <text:p text:style-name="P4"/>
                </table:table-cell>
                <table:table-cell table:style-name="Table1.O4" office:value-type="float" office:value="12">
                  <text:p text:style-name="P4">12</text:p>
                </table:table-cell>
              </table:table-row>
              <table:table-row>
                <table:table-cell table:style-name="Table1.A4" office:value-type="float" office:value="13">
                  <text:p text:style-name="P5">13</text:p>
                </table:table-cell>
                <table:table-cell table:style-name="Table1.B4" office:value-type="string">
                  <text:p text:style-name="P17"><text:s/>▬</text:p>
                </table:table-cell>
                <table:table-cell table:style-name="Table1.A2" office:value-type="string">
                  <text:p text:style-name="P12"/>
                </table:table-cell>
                <table:table-cell table:style-name="Table1.A2" office:value-type="string">
                  <text:p text:style-name="P12"/>
                </table:table-cell>
                <table:table-cell table:style-name="Table1.A2" office:value-type="string">
                  <text:p text:style-name="P12"/>
                </table:table-cell>
                <table:table-cell table:style-name="Table1.C4" office:value-type="string">
                  <text:p text:style-name="P12">16T</text:p>
                </table:table-cell>
                <table:table-cell table:style-name="Table1.C4" office:value-type="string">
                  <text:p text:style-name="P12">103</text:p>
                </table:table-cell>
                <table:table-cell table:style-name="Table1.C4" office:value-type="string">
                  <text:p text:style-name="P12">13/15 </text:p>
                </table:table-cell>
                <table:table-cell table:style-name="Table1.C4" office:value-type="string">
                  <text:p text:style-name="P12">Cmaj7</text:p>
                </table:table-cell>
                <table:table-cell table:style-name="Table1.A2" office:value-type="string">
                  <text:p text:style-name="P12"/>
                </table:table-cell>
                <table:table-cell table:style-name="Table1.A2" office:value-type="string">
                  <text:p text:style-name="P14"/>
                </table:table-cell>
                <table:table-cell table:style-name="Table1.C4" office:value-type="string">
                  <text:p text:style-name="P12">13</text:p>
                </table:table-cell>
                <table:table-cell table:style-name="Table1.C4" office:value-type="string">
                  <text:p text:style-name="P12">+9</text:p>
                </table:table-cell>
                <table:table-cell table:style-name="Table1.H3" office:value-type="string">
                  <text:p text:style-name="P16">▬</text:p>
                </table:table-cell>
                <table:table-cell table:style-name="Table1.O4" office:value-type="float" office:value="13">
                  <text:p text:style-name="P4">13</text:p>
                </table:table-cell>
              </table:table-row>
              <table:table-row>
                <table:table-cell table:style-name="Table1.A4" office:value-type="float" office:value="14">
                  <text:p text:style-name="P5">14</text:p>
                </table:table-cell>
                <table:table-cell table:style-name="Table1.A4">
                  <text:p text:style-name="P4"/>
                </table:table-cell>
                <table:table-cell table:style-name="Table1.C4" office:value-type="string">
                  <text:p text:style-name="P12">RANDOM</text:p>
                </table:table-cell>
                <table:table-cell table:style-name="Table1.A2" office:value-type="string">
                  <text:p text:style-name="P12"/>
                </table:table-cell>
                <table:table-cell table:style-name="Table1.A2" office:value-type="string">
                  <text:p text:style-name="P12"/>
                </table:table-cell>
                <table:table-cell table:style-name="Table1.F4" office:value-type="float" office:value="32">
                  <text:p text:style-name="P19">32</text:p>
                </table:table-cell>
                <table:table-cell table:style-name="Table1.C4" office:value-type="string">
                  <text:p text:style-name="P12">111</text:p>
                </table:table-cell>
                <table:table-cell table:style-name="Table1.C4" office:value-type="string">
                  <text:p text:style-name="P12">14/15 </text:p>
                </table:table-cell>
                <table:table-cell table:style-name="Table1.C4" office:value-type="string">
                  <text:p text:style-name="P12">C7</text:p>
                </table:table-cell>
                <table:table-cell table:style-name="Table1.C4" office:value-type="string">
                  <text:p text:style-name="P19">TAP</text:p>
                </table:table-cell>
                <table:table-cell table:style-name="Table1.A2" office:value-type="string">
                  <text:p text:style-name="P14"/>
                </table:table-cell>
                <table:table-cell table:style-name="Table1.C4" office:value-type="string">
                  <text:p text:style-name="P12">14</text:p>
                </table:table-cell>
                <table:table-cell table:style-name="Table1.C4" office:value-type="string">
                  <text:p text:style-name="P12">+10</text:p>
                </table:table-cell>
                <table:table-cell table:style-name="Table1.N5">
                  <text:p text:style-name="P4"/>
                </table:table-cell>
                <table:table-cell table:style-name="Table1.O4" office:value-type="float" office:value="14">
                  <text:p text:style-name="P4">14</text:p>
                </table:table-cell>
              </table:table-row>
              <table:table-row>
                <table:table-cell table:style-name="Table1.A4" office:value-type="float" office:value="15">
                  <text:p text:style-name="P5">15</text:p>
                </table:table-cell>
                <table:table-cell table:style-name="Table1.A4">
                  <text:p text:style-name="P4"/>
                </table:table-cell>
                <table:table-cell table:style-name="Table1.C4" office:value-type="string">
                  <text:p text:style-name="P12">CLEAR</text:p>
                </table:table-cell>
                <table:table-cell table:style-name="Table1.A2" office:value-type="string">
                  <text:p text:style-name="P12"/>
                </table:table-cell>
                <table:table-cell table:style-name="Table1.A2" office:value-type="string">
                  <text:p text:style-name="P12"/>
                </table:table-cell>
                <table:table-cell table:style-name="Table1.A2" office:value-type="string">
                  <text:p text:style-name="P12"/>
                </table:table-cell>
                <table:table-cell table:style-name="Table1.C4" office:value-type="string">
                  <text:p text:style-name="P12">119</text:p>
                </table:table-cell>
                <table:table-cell table:style-name="Table1.C4" office:value-type="string">
                  <text:p text:style-name="P12">FULL </text:p>
                </table:table-cell>
                <table:table-cell table:style-name="Table1.C4" office:value-type="string">
                  <text:p text:style-name="P12">Cmin</text:p>
                </table:table-cell>
                <table:table-cell table:style-name="Table1.C4" office:value-type="string">
                  <text:p text:style-name="P19">BPM-</text:p>
                </table:table-cell>
                <table:table-cell table:style-name="Table1.A2" office:value-type="string">
                  <text:p text:style-name="P14"/>
                </table:table-cell>
                <table:table-cell table:style-name="Table1.C4" office:value-type="string">
                  <text:p text:style-name="P12">15</text:p>
                </table:table-cell>
                <table:table-cell table:style-name="Table1.C4" office:value-type="string">
                  <text:p text:style-name="P12">+11</text:p>
                </table:table-cell>
                <table:table-cell table:style-name="Table1.N5">
                  <text:p text:style-name="P4"/>
                </table:table-cell>
                <table:table-cell table:style-name="Table1.O4" office:value-type="float" office:value="15">
                  <text:p text:style-name="P4">15</text:p>
                </table:table-cell>
              </table:table-row>
              <table:table-row>
                <table:table-cell table:style-name="Table1.A4" office:value-type="float" office:value="16">
                  <text:p text:style-name="P5">16</text:p>
                </table:table-cell>
                <table:table-cell table:style-name="Table1.A4">
                  <text:p text:style-name="P4"/>
                </table:table-cell>
                <table:table-cell table:style-name="Table1.C4" office:value-type="string">
                  <text:p text:style-name="P12">FILL</text:p>
                </table:table-cell>
                <table:table-cell table:style-name="Table1.A2" office:value-type="string">
                  <text:p text:style-name="P12"/>
                </table:table-cell>
                <table:table-cell table:style-name="Table1.A2" office:value-type="string">
                  <text:p text:style-name="P12"/>
                </table:table-cell>
                <table:table-cell table:style-name="Table1.A2" office:value-type="string">
                  <text:p text:style-name="P12"/>
                </table:table-cell>
                <table:table-cell table:style-name="Table1.C4" office:value-type="string">
                  <text:p text:style-name="P12">127</text:p>
                </table:table-cell>
                <table:table-cell table:style-name="Table1.C4" office:value-type="string">
                  <text:p text:style-name="P12">TIE</text:p>
                </table:table-cell>
                <table:table-cell table:style-name="Table1.C4" office:value-type="string">
                  <text:p text:style-name="P12">Cmaj</text:p>
                </table:table-cell>
                <table:table-cell table:style-name="Table1.C4" office:value-type="string">
                  <text:p text:style-name="P19">BPM+</text:p>
                </table:table-cell>
                <table:table-cell table:style-name="Table1.A2" office:value-type="string">
                  <text:p text:style-name="P14"/>
                </table:table-cell>
                <table:table-cell table:style-name="Table1.C4" office:value-type="string">
                  <text:p text:style-name="P12">16</text:p>
                </table:table-cell>
                <table:table-cell table:style-name="Table1.C4" office:value-type="string">
                  <text:p text:style-name="P12">+12</text:p>
                </table:table-cell>
                <table:table-cell table:style-name="Table1.H3" office:value-type="string">
                  <text:p text:style-name="P6"/>
                </table:table-cell>
                <table:table-cell table:style-name="Table1.O4" office:value-type="float" office:value="16">
                  <text:p text:style-name="P4">16</text:p>
                </table:table-cell>
              </table:table-row>
            </table:table>
            <text:p text:style-name="P18"><text:span text:style-name="T1">● Press </text:span><text:span text:style-name="T2">HOLD </text:span><text:span text:style-name="T1">to toggle chord hold mode. Press and hold to lock MIDI note input (LED flickers). Press </text:span><text:span text:style-name="T2">HOLD </text:span><text:span text:style-name="T1">again to unlock. ● </text:span><text:span text:style-name="T4">Settings stored in EEPROM: </text:span><text:span text:style-name="T5">Output Channel / Input Channel / Synch Source / Synch Send / Global Options </text:span></text:p>
            <text:p text:style-name="P18"><text:span text:style-name="T1">●</text:span><text:span text:style-name="T5"> </text:span><text:span text:style-name="T4">Restore default settings to EEPROM: </text:span><text:span text:style-name="T3">Hold down HOLD at startup, press MODE then release both buttons. </text:span><text:span text:style-name="T1">● </text:span><text:span text:style-name="T4">Display Firmware Version </text:span><text:span text:style-name="T3">Hold down HOLD at startup. 4 decimal digits coded in binary (4 bits each). Implied dd.dd format</text:span></text:p>
            <text:p text:style-name="P18"><text:span text:style-name="T3"/></text:p>
          </table:table-cell>
        </table:table-row>
        <table:table-row>
          <table:table-cell table:style-name="Table2.A2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 table:number-columns-repeated="4"/>
              <table:table-column table:style-name="Table3.G"/>
              <table:table-column table:style-name="Table3.C" table:number-columns-repeated="6"/>
              <table:table-column table:style-name="Table3.N"/>
              <table:table-column table:style-name="Table3.O"/>
              <table:table-row>
                <table:table-cell table:style-name="Table3.A1" table:number-columns-spanned="2" office:value-type="string">
                  <text:p text:style-name="P3"/>
                </table:table-cell>
                <table:covered-table-cell/>
                <table:table-cell table:style-name="Table3.A1" office:value-type="string">
                  <text:p text:style-name="P15">MODE</text:p>
                </table:table-cell>
                <table:table-cell table:style-name="Table3.A1" office:value-type="string">
                  <text:p text:style-name="P15">SHFT</text:p>
                </table:table-cell>
                <table:table-cell table:style-name="Table3.A1" office:value-type="string">
                  <text:p text:style-name="P15">SPAN</text:p>
                </table:table-cell>
                <table:table-cell table:style-name="Table3.A1" office:value-type="string">
                  <text:p text:style-name="P15">RATE</text:p>
                </table:table-cell>
                <table:table-cell table:style-name="Table3.A1" office:value-type="string">
                  <text:p text:style-name="P15">VELO</text:p>
                </table:table-cell>
                <table:table-cell table:style-name="Table3.A1" office:value-type="string">
                  <text:p text:style-name="P15">GATE</text:p>
                </table:table-cell>
                <table:table-cell table:style-name="Table3.A1" office:value-type="string">
                  <text:p text:style-name="P15">INST</text:p>
                </table:table-cell>
                <table:table-cell table:style-name="Table3.A1" table:number-columns-spanned="2" office:value-type="string">
                  <text:p text:style-name="P15">SYNC</text:p>
                </table:table-cell>
                <table:covered-table-cell/>
                <table:table-cell table:style-name="Table3.A1" office:value-type="string">
                  <text:p text:style-name="P15">CHAN</text:p>
                </table:table-cell>
                <table:table-cell table:style-name="Table3.A1" office:value-type="string">
                  <text:p text:style-name="P15">TRAN</text:p>
                </table:table-cell>
                <table:table-cell table:style-name="Table3.N1" table:number-columns-spanned="2" office:value-type="string">
                  <text:p text:style-name="P4">ARPIE Quick Reference</text:p>
                  <text:p text:style-name="P4">Firmware v1.02</text:p>
                </table:table-cell>
                <table:covered-table-cell/>
              </table:table-row>
              <table:table-row>
                <table:table-cell table:style-name="Table3.A2" table:number-columns-spanned="2" office:value-type="string">
                  <text:p text:style-name="P4">PRESS</text:p>
                </table:table-cell>
                <table:covered-table-cell/>
                <table:table-cell table:style-name="Table3.A2" office:value-type="string">
                  <text:p text:style-name="P7">Arp mode / </text:p>
                  <text:p text:style-name="P7">Pattern fill</text:p>
                </table:table-cell>
                <table:table-cell table:style-name="Table3.A2" office:value-type="string">
                  <text:p text:style-name="P7">Octave shift </text:p>
                  <text:p text:style-name="P7">output</text:p>
                </table:table-cell>
                <table:table-cell table:style-name="Table3.A2" office:value-type="string">
                  <text:p text:style-name="P7">Arp span in </text:p>
                  <text:p text:style-name="P7">octaves</text:p>
                </table:table-cell>
                <table:table-cell table:style-name="Table3.A2" office:value-type="string">
                  <text:p text:style-name="P7">Arp step </text:p>
                  <text:p text:style-name="P7">length </text:p>
                </table:table-cell>
                <table:table-cell table:style-name="Table3.A2" office:value-type="string">
                  <text:p text:style-name="P7">MIDI </text:p>
                  <text:p text:style-name="P7">velocity</text:p>
                </table:table-cell>
                <table:table-cell table:style-name="Table3.A2" office:value-type="string">
                  <text:p text:style-name="P7">MIDI note </text:p>
                  <text:p text:style-name="P7">length</text:p>
                </table:table-cell>
                <table:table-cell table:style-name="Table3.A2" office:value-type="string">
                  <text:p text:style-name="P7">Arp note insert / <text:s/>Chord insert</text:p>
                </table:table-cell>
                <table:table-cell table:style-name="Table3.A2" office:value-type="string">
                  <text:p text:style-name="P7">MIDI clock source / internal BPM</text:p>
                </table:table-cell>
                <table:table-cell table:style-name="Table3.A2" office:value-type="string">
                  <text:p text:style-name="P8"/>
                </table:table-cell>
                <table:table-cell table:style-name="Table3.A2" office:value-type="string">
                  <text:p text:style-name="P7">MIDI output</text:p>
                  <text:p text:style-name="P7">channel</text:p>
                </table:table-cell>
                <table:table-cell table:style-name="Table3.A2" office:value-type="string">
                  <text:p text:style-name="P7">Chromatic transpose output</text:p>
                </table:table-cell>
                <table:table-cell table:style-name="Table3.N2" table:number-columns-spanned="2" office:value-type="string">
                  <text:p text:style-name="P2"/>
                </table:table-cell>
                <table:covered-table-cell/>
              </table:table-row>
              <table:table-row>
                <table:table-cell table:style-name="Table3.A3" table:number-columns-spanned="2" office:value-type="string">
                  <text:p text:style-name="P4">HOLD</text:p>
                </table:table-cell>
                <table:covered-table-cell/>
                <table:table-cell table:style-name="Table3.C3" office:value-type="string">
                  <text:p text:style-name="P7"/>
                </table:table-cell>
                <table:table-cell table:style-name="Table3.C3" office:value-type="string">
                  <text:p text:style-name="P7"/>
                </table:table-cell>
                <table:table-cell table:style-name="Table3.C3" office:value-type="string">
                  <text:p text:style-name="P7"/>
                </table:table-cell>
                <table:table-cell table:style-name="Table3.C3" office:value-type="string">
                  <text:p text:style-name="P7"/>
                </table:table-cell>
                <table:table-cell table:style-name="Table3.A3" office:value-type="string">
                  <text:p text:style-name="P20">As Played / Select </text:p>
                </table:table-cell>
                <table:table-cell table:style-name="Table3.H3" office:value-type="string">
                  <text:p text:style-name="P9"/>
                </table:table-cell>
                <table:table-cell table:style-name="Table3.A3" office:value-type="string">
                  <text:p text:style-name="P10">MIDI </text:p>
                  <text:p text:style-name="P10">Panic</text:p>
                </table:table-cell>
                <table:table-cell table:style-name="Table3.C3" office:value-type="string">
                  <text:p text:style-name="P7"/>
                </table:table-cell>
                <table:table-cell table:style-name="Table3.A3" office:value-type="string">
                  <text:p text:style-name="P11">Global </text:p>
                  <text:p text:style-name="P11">Options</text:p>
                </table:table-cell>
                <table:table-cell table:style-name="Table3.A3" office:value-type="string">
                  <text:p text:style-name="P7">input channel/</text:p>
                  <text:p text:style-name="P7">OMNI</text:p>
                </table:table-cell>
                <table:table-cell table:style-name="Table3.H3" office:value-type="string">
                  <text:p text:style-name="P7"/>
                </table:table-cell>
                <table:table-cell table:style-name="Table3.N2" table:number-columns-spanned="2" office:value-type="string">
                  <text:p text:style-name="P1"/>
                </table:table-cell>
                <table:covered-table-cell/>
              </table:table-row>
              <table:table-row table:style-name="Table3.4">
                <table:table-cell table:style-name="Table3.A4" office:value-type="float" office:value="1">
                  <text:p text:style-name="P5">1</text:p>
                </table:table-cell>
                <table:table-cell table:style-name="Table3.B4" office:value-type="string">
                  <text:p text:style-name="P17"><text:s/>▬</text:p>
                </table:table-cell>
                <table:table-cell table:style-name="Table3.C4" office:value-type="string">
                  <text:p text:style-name="P12">UP</text:p>
                </table:table-cell>
                <table:table-cell table:style-name="Table3.D4" office:value-type="string">
                  <text:p text:style-name="P12">-3 OCT</text:p>
                </table:table-cell>
                <table:table-cell table:style-name="Table3.D4" office:value-type="string">
                  <text:p text:style-name="P12">1 OCTAVE</text:p>
                </table:table-cell>
                <table:table-cell table:style-name="Table3.F4" office:value-type="float" office:value="1">
                  <text:p text:style-name="P19">1</text:p>
                </table:table-cell>
                <table:table-cell table:style-name="Table3.C4" office:value-type="string">
                  <text:p text:style-name="P12">0</text:p>
                </table:table-cell>
                <table:table-cell table:style-name="Table3.H4" office:value-type="float" office:value="42005">
                  <text:p text:style-name="P12">1/15 STEP</text:p>
                </table:table-cell>
                <table:table-cell table:style-name="Table3.C4" office:value-type="string">
                  <text:p text:style-name="P12">NONE</text:p>
                </table:table-cell>
                <table:table-cell table:style-name="Table3.C4" office:value-type="string">
                  <text:p text:style-name="P19">SOURCE</text:p>
                </table:table-cell>
                <table:table-cell table:style-name="Table3.A3" office:value-type="string">
                  <text:p text:style-name="P13">IN Note Echo</text:p>
                </table:table-cell>
                <table:table-cell table:style-name="Table3.F4" office:value-type="float" office:value="1">
                  <text:p text:style-name="P12">1</text:p>
                </table:table-cell>
                <table:table-cell table:style-name="Table3.C4" office:value-type="string">
                  <text:p text:style-name="P12">-3 SEMI</text:p>
                </table:table-cell>
                <table:table-cell table:style-name="Table3.H3" office:value-type="string">
                  <text:p text:style-name="P16">▬</text:p>
                </table:table-cell>
                <table:table-cell table:style-name="Table3.O4" office:value-type="float" office:value="1">
                  <text:p text:style-name="P4">1</text:p>
                </table:table-cell>
              </table:table-row>
              <table:table-row table:style-name="Table3.4">
                <table:table-cell table:style-name="Table3.A4" office:value-type="float" office:value="2">
                  <text:p text:style-name="P5">2</text:p>
                </table:table-cell>
                <table:table-cell table:style-name="Table3.A4">
                  <text:p text:style-name="P5"/>
                </table:table-cell>
                <table:table-cell table:style-name="Table3.C4" office:value-type="string">
                  <text:p text:style-name="P12">DOWN</text:p>
                </table:table-cell>
                <table:table-cell table:style-name="Table3.D4" office:value-type="string">
                  <text:p text:style-name="P12">-2 OCT</text:p>
                </table:table-cell>
                <table:table-cell table:style-name="Table3.D4" office:value-type="string">
                  <text:p text:style-name="P12">2 OCTAVE</text:p>
                </table:table-cell>
                <table:table-cell table:style-name="Table3.C4" office:value-type="string">
                  <text:p text:style-name="P12">2D</text:p>
                </table:table-cell>
                <table:table-cell table:style-name="Table3.C4" office:value-type="string">
                  <text:p text:style-name="P12">15</text:p>
                </table:table-cell>
                <table:table-cell table:style-name="Table3.C4" office:value-type="string">
                  <text:p text:style-name="P12">2/15 </text:p>
                </table:table-cell>
                <table:table-cell table:style-name="Table3.C4" office:value-type="string">
                  <text:p text:style-name="P12">HIGHEST</text:p>
                </table:table-cell>
                <table:table-cell table:style-name="Table3.C4" office:value-type="string">
                  <text:p text:style-name="P19">SEND</text:p>
                </table:table-cell>
                <table:table-cell table:style-name="Table3.A3" office:value-type="string">
                  <text:p text:style-name="P13">IN Other Echo</text:p>
                </table:table-cell>
                <table:table-cell table:style-name="Table3.C4" office:value-type="string">
                  <text:p text:style-name="P12">2</text:p>
                </table:table-cell>
                <table:table-cell table:style-name="Table3.C4" office:value-type="string">
                  <text:p text:style-name="P12">-2</text:p>
                </table:table-cell>
                <table:table-cell table:style-name="Table3.N5">
                  <text:p text:style-name="P4"/>
                </table:table-cell>
                <table:table-cell table:style-name="Table3.O4" office:value-type="float" office:value="2">
                  <text:p text:style-name="P4">2</text:p>
                </table:table-cell>
              </table:table-row>
              <table:table-row table:style-name="Table3.4">
                <table:table-cell table:style-name="Table3.A4" office:value-type="float" office:value="3">
                  <text:p text:style-name="P5">3</text:p>
                </table:table-cell>
                <table:table-cell table:style-name="Table3.A4">
                  <text:p text:style-name="P5"/>
                </table:table-cell>
                <table:table-cell table:style-name="Table3.C4" office:value-type="string">
                  <text:p text:style-name="P12">UP-DOWN</text:p>
                </table:table-cell>
                <table:table-cell table:style-name="Table3.D4" office:value-type="string">
                  <text:p text:style-name="P12">-1 OCT</text:p>
                </table:table-cell>
                <table:table-cell table:style-name="Table3.D4" office:value-type="string">
                  <text:p text:style-name="P12">3 OCTAVE</text:p>
                </table:table-cell>
                <table:table-cell table:style-name="Table3.F4" office:value-type="float" office:value="2">
                  <text:p text:style-name="P19">2</text:p>
                </table:table-cell>
                <table:table-cell table:style-name="Table3.C4" office:value-type="string">
                  <text:p text:style-name="P12">23</text:p>
                </table:table-cell>
                <table:table-cell table:style-name="Table3.C4" office:value-type="string">
                  <text:p text:style-name="P12">3/15 </text:p>
                </table:table-cell>
                <table:table-cell table:style-name="Table3.C4" office:value-type="string">
                  <text:p text:style-name="P12">LOWEST</text:p>
                </table:table-cell>
                <table:table-cell table:style-name="Table3.A2" office:value-type="string">
                  <text:p text:style-name="P12"/>
                </table:table-cell>
                <table:table-cell table:style-name="Table3.A3" office:value-type="string">
                  <text:p text:style-name="P13">IN Synch</text:p>
                </table:table-cell>
                <table:table-cell table:style-name="Table3.C4" office:value-type="string">
                  <text:p text:style-name="P12">3</text:p>
                </table:table-cell>
                <table:table-cell table:style-name="Table3.C4" office:value-type="string">
                  <text:p text:style-name="P12">-1</text:p>
                </table:table-cell>
                <table:table-cell table:style-name="Table3.N5">
                  <text:p text:style-name="P4"/>
                </table:table-cell>
                <table:table-cell table:style-name="Table3.O4" office:value-type="float" office:value="3">
                  <text:p text:style-name="P4">3</text:p>
                </table:table-cell>
              </table:table-row>
              <table:table-row table:style-name="Table3.4">
                <table:table-cell table:style-name="Table3.A4" office:value-type="float" office:value="4">
                  <text:p text:style-name="P5">4</text:p>
                </table:table-cell>
                <table:table-cell table:style-name="Table3.A4">
                  <text:p text:style-name="P5"/>
                </table:table-cell>
                <table:table-cell table:style-name="Table3.C4" office:value-type="string">
                  <text:p text:style-name="P12">RANDOM</text:p>
                </table:table-cell>
                <table:table-cell table:style-name="Table3.D4" office:value-type="string">
                  <text:p text:style-name="P19">NORMAL</text:p>
                </table:table-cell>
                <table:table-cell table:style-name="Table3.D4" office:value-type="string">
                  <text:p text:style-name="P12">4 OCTAVE</text:p>
                </table:table-cell>
                <table:table-cell table:style-name="Table3.C4" office:value-type="string">
                  <text:p text:style-name="P12">4D</text:p>
                </table:table-cell>
                <table:table-cell table:style-name="Table3.C4" office:value-type="string">
                  <text:p text:style-name="P12">31</text:p>
                </table:table-cell>
                <table:table-cell table:style-name="Table3.C4" office:value-type="string">
                  <text:p text:style-name="P12">4/15 </text:p>
                </table:table-cell>
                <table:table-cell table:style-name="Table3.C4" office:value-type="string">
                  <text:p text:style-name="P12">3FW-1BK</text:p>
                </table:table-cell>
                <table:table-cell table:style-name="Table3.C4" office:value-type="string">
                  <text:p text:style-name="P12">60 BPM</text:p>
                </table:table-cell>
                <table:table-cell table:style-name="Table3.A3" office:value-type="string">
                  <text:p text:style-name="P13">AUX Sync</text:p>
                </table:table-cell>
                <table:table-cell table:style-name="Table3.C4" office:value-type="string">
                  <text:p text:style-name="P12">4</text:p>
                </table:table-cell>
                <table:table-cell table:style-name="Table3.C4" office:value-type="string">
                  <text:p text:style-name="P19">NORMAL</text:p>
                </table:table-cell>
                <table:table-cell table:style-name="Table3.N5">
                  <text:p text:style-name="P4"/>
                </table:table-cell>
                <table:table-cell table:style-name="Table3.O4" office:value-type="float" office:value="4">
                  <text:p text:style-name="P4">4</text:p>
                </table:table-cell>
              </table:table-row>
              <table:table-row table:style-name="Table3.4">
                <table:table-cell table:style-name="Table3.A4" office:value-type="float" office:value="5">
                  <text:p text:style-name="P5">5</text:p>
                </table:table-cell>
                <table:table-cell table:style-name="Table3.B4" office:value-type="string">
                  <text:p text:style-name="P17"><text:s/>▬</text:p>
                </table:table-cell>
                <table:table-cell table:style-name="Table3.C4" office:value-type="string">
                  <text:p text:style-name="P12">KEYBOARD</text:p>
                </table:table-cell>
                <table:table-cell table:style-name="Table3.D4" office:value-type="string">
                  <text:p text:style-name="P12">+1 OCT</text:p>
                </table:table-cell>
                <table:table-cell table:style-name="Table3.A2" office:value-type="string">
                  <text:p text:style-name="P12"/>
                </table:table-cell>
                <table:table-cell table:style-name="Table3.C4" office:value-type="string">
                  <text:p text:style-name="P12">2T</text:p>
                </table:table-cell>
                <table:table-cell table:style-name="Table3.C4" office:value-type="string">
                  <text:p text:style-name="P12">39</text:p>
                </table:table-cell>
                <table:table-cell table:style-name="Table3.C4" office:value-type="string">
                  <text:p text:style-name="P12">5/15 </text:p>
                </table:table-cell>
                <table:table-cell table:style-name="Table3.C4" office:value-type="string">
                  <text:p text:style-name="P12">4FW-2BK</text:p>
                </table:table-cell>
                <table:table-cell table:style-name="Table3.C4" office:value-type="string">
                  <text:p text:style-name="P12">80</text:p>
                </table:table-cell>
                <table:table-cell table:style-name="Table3.A2" office:value-type="string">
                  <text:p text:style-name="P14"/>
                </table:table-cell>
                <table:table-cell table:style-name="Table3.C4" office:value-type="string">
                  <text:p text:style-name="P12">5</text:p>
                </table:table-cell>
                <table:table-cell table:style-name="Table3.C4" office:value-type="string">
                  <text:p text:style-name="P12">+1</text:p>
                </table:table-cell>
                <table:table-cell table:style-name="Table3.H3" office:value-type="string">
                  <text:p text:style-name="P16">▬</text:p>
                </table:table-cell>
                <table:table-cell table:style-name="Table3.O4" office:value-type="float" office:value="5">
                  <text:p text:style-name="P4">5</text:p>
                </table:table-cell>
              </table:table-row>
              <table:table-row table:style-name="Table3.4">
                <table:table-cell table:style-name="Table3.A4" office:value-type="float" office:value="6">
                  <text:p text:style-name="P5">6</text:p>
                </table:table-cell>
                <table:table-cell table:style-name="Table3.A4">
                  <text:p text:style-name="P5"/>
                </table:table-cell>
                <table:table-cell table:style-name="Table3.A2" office:value-type="string">
                  <text:p text:style-name="P12"/>
                </table:table-cell>
                <table:table-cell table:style-name="Table3.D4" office:value-type="string">
                  <text:p text:style-name="P12">+2 OCT</text:p>
                </table:table-cell>
                <table:table-cell table:style-name="Table3.A2" office:value-type="string">
                  <text:p text:style-name="P12"/>
                </table:table-cell>
                <table:table-cell table:style-name="Table3.F4" office:value-type="float" office:value="4">
                  <text:p text:style-name="P19">4</text:p>
                </table:table-cell>
                <table:table-cell table:style-name="Table3.C4" office:value-type="string">
                  <text:p text:style-name="P12">47</text:p>
                </table:table-cell>
                <table:table-cell table:style-name="Table3.C4" office:value-type="string">
                  <text:p text:style-name="P12">6/15 </text:p>
                </table:table-cell>
                <table:table-cell table:style-name="Table3.A2" office:value-type="string">
                  <text:p text:style-name="P12"/>
                </table:table-cell>
                <table:table-cell table:style-name="Table3.C4" office:value-type="string">
                  <text:p text:style-name="P12">100</text:p>
                </table:table-cell>
                <table:table-cell table:style-name="Table3.A2" office:value-type="string">
                  <text:p text:style-name="P14"/>
                </table:table-cell>
                <table:table-cell table:style-name="Table3.C4" office:value-type="string">
                  <text:p text:style-name="P12">6</text:p>
                </table:table-cell>
                <table:table-cell table:style-name="Table3.C4" office:value-type="string">
                  <text:p text:style-name="P12">+2</text:p>
                </table:table-cell>
                <table:table-cell table:style-name="Table3.N5">
                  <text:p text:style-name="P4"/>
                </table:table-cell>
                <table:table-cell table:style-name="Table3.O4" office:value-type="float" office:value="6">
                  <text:p text:style-name="P4">6</text:p>
                </table:table-cell>
              </table:table-row>
              <table:table-row table:style-name="Table3.4">
                <table:table-cell table:style-name="Table3.A4" office:value-type="float" office:value="7">
                  <text:p text:style-name="P5">7</text:p>
                </table:table-cell>
                <table:table-cell table:style-name="Table3.A4">
                  <text:p text:style-name="P5"/>
                </table:table-cell>
                <table:table-cell table:style-name="Table3.A2" office:value-type="string">
                  <text:p text:style-name="P12"/>
                </table:table-cell>
                <table:table-cell table:style-name="Table3.D4" office:value-type="string">
                  <text:p text:style-name="P12">+3 OCT</text:p>
                </table:table-cell>
                <table:table-cell table:style-name="Table3.A2" office:value-type="string">
                  <text:p text:style-name="P12"/>
                </table:table-cell>
                <table:table-cell table:style-name="Table3.C4" office:value-type="string">
                  <text:p text:style-name="P12">8D</text:p>
                </table:table-cell>
                <table:table-cell table:style-name="Table3.C4" office:value-type="string">
                  <text:p text:style-name="P12">55</text:p>
                </table:table-cell>
                <table:table-cell table:style-name="Table3.C4" office:value-type="string">
                  <text:p text:style-name="P12">7/15 </text:p>
                </table:table-cell>
                <table:table-cell table:style-name="Table3.A2" office:value-type="string">
                  <text:p text:style-name="P12"/>
                </table:table-cell>
                <table:table-cell table:style-name="Table3.C4" office:value-type="string">
                  <text:p text:style-name="P12">120</text:p>
                </table:table-cell>
                <table:table-cell table:style-name="Table3.A2" office:value-type="string">
                  <text:p text:style-name="P14"/>
                </table:table-cell>
                <table:table-cell table:style-name="Table3.C4" office:value-type="string">
                  <text:p text:style-name="P12">7</text:p>
                </table:table-cell>
                <table:table-cell table:style-name="Table3.C4" office:value-type="string">
                  <text:p text:style-name="P12">+3</text:p>
                </table:table-cell>
                <table:table-cell table:style-name="Table3.N5">
                  <text:p text:style-name="P4"/>
                </table:table-cell>
                <table:table-cell table:style-name="Table3.O4" office:value-type="float" office:value="7">
                  <text:p text:style-name="P4">7</text:p>
                </table:table-cell>
              </table:table-row>
              <table:table-row>
                <table:table-cell table:style-name="Table3.A4" office:value-type="float" office:value="8">
                  <text:p text:style-name="P5">8</text:p>
                </table:table-cell>
                <table:table-cell table:style-name="Table3.A4">
                  <text:p text:style-name="P5"/>
                </table:table-cell>
                <table:table-cell table:style-name="Table3.A2" office:value-type="string">
                  <text:p text:style-name="P12"/>
                </table:table-cell>
                <table:table-cell table:style-name="Table3.A2" office:value-type="string">
                  <text:p text:style-name="P12"/>
                </table:table-cell>
                <table:table-cell table:style-name="Table3.A2" office:value-type="string">
                  <text:p text:style-name="P12"/>
                </table:table-cell>
                <table:table-cell table:style-name="Table3.C4" office:value-type="string">
                  <text:p text:style-name="P12">4T</text:p>
                </table:table-cell>
                <table:table-cell table:style-name="Table3.C4" office:value-type="string">
                  <text:p text:style-name="P12">63</text:p>
                </table:table-cell>
                <table:table-cell table:style-name="Table3.C4" office:value-type="string">
                  <text:p text:style-name="P12">8/15 </text:p>
                </table:table-cell>
                <table:table-cell table:style-name="Table3.A2" office:value-type="string">
                  <text:p text:style-name="P12"/>
                </table:table-cell>
                <table:table-cell table:style-name="Table3.C4" office:value-type="string">
                  <text:p text:style-name="P12">140</text:p>
                </table:table-cell>
                <table:table-cell table:style-name="Table3.A2" office:value-type="string">
                  <text:p text:style-name="P14"/>
                </table:table-cell>
                <table:table-cell table:style-name="Table3.C4" office:value-type="string">
                  <text:p text:style-name="P12">8</text:p>
                </table:table-cell>
                <table:table-cell table:style-name="Table3.C4" office:value-type="string">
                  <text:p text:style-name="P12">+4</text:p>
                </table:table-cell>
                <table:table-cell table:style-name="Table3.N5">
                  <text:p text:style-name="P4"/>
                </table:table-cell>
                <table:table-cell table:style-name="Table3.O4" office:value-type="float" office:value="8">
                  <text:p text:style-name="P4">8</text:p>
                </table:table-cell>
              </table:table-row>
              <table:table-row>
                <table:table-cell table:style-name="Table3.B4" office:value-type="string">
                  <text:p text:style-name="P5">9 </text:p>
                </table:table-cell>
                <table:table-cell table:style-name="Table3.B4" office:value-type="string">
                  <text:p text:style-name="P17"><text:s/>▬</text:p>
                </table:table-cell>
                <table:table-cell table:style-name="Table3.A2" office:value-type="string">
                  <text:p text:style-name="P12"/>
                </table:table-cell>
                <table:table-cell table:style-name="Table3.A2" office:value-type="string">
                  <text:p text:style-name="P12"/>
                </table:table-cell>
                <table:table-cell table:style-name="Table3.A2" office:value-type="string">
                  <text:p text:style-name="P12"/>
                </table:table-cell>
                <table:table-cell table:style-name="Table3.F4" office:value-type="float" office:value="8">
                  <text:p text:style-name="P19">8</text:p>
                </table:table-cell>
                <table:table-cell table:style-name="Table3.C4" office:value-type="string">
                  <text:p text:style-name="P12">71</text:p>
                </table:table-cell>
                <table:table-cell table:style-name="Table3.C4" office:value-type="string">
                  <text:p text:style-name="P12">9/15 </text:p>
                </table:table-cell>
                <table:table-cell table:style-name="Table3.A2" office:value-type="string">
                  <text:p text:style-name="P12"/>
                </table:table-cell>
                <table:table-cell table:style-name="Table3.C4" office:value-type="string">
                  <text:p text:style-name="P12">160</text:p>
                </table:table-cell>
                <table:table-cell table:style-name="Table3.A2" office:value-type="string">
                  <text:p text:style-name="P14"/>
                </table:table-cell>
                <table:table-cell table:style-name="Table3.C4" office:value-type="string">
                  <text:p text:style-name="P12">9</text:p>
                </table:table-cell>
                <table:table-cell table:style-name="Table3.C4" office:value-type="string">
                  <text:p text:style-name="P12">+5</text:p>
                </table:table-cell>
                <table:table-cell table:style-name="Table3.H3" office:value-type="string">
                  <text:p text:style-name="P16">▬</text:p>
                </table:table-cell>
                <table:table-cell table:style-name="Table3.N2" office:value-type="string">
                  <text:p text:style-name="P4">9 </text:p>
                </table:table-cell>
              </table:table-row>
              <table:table-row>
                <table:table-cell table:style-name="Table3.A4" office:value-type="float" office:value="10">
                  <text:p text:style-name="P5">10</text:p>
                </table:table-cell>
                <table:table-cell table:style-name="Table3.A4">
                  <text:p text:style-name="P5"/>
                </table:table-cell>
                <table:table-cell table:style-name="Table3.A2" office:value-type="string">
                  <text:p text:style-name="P12"/>
                </table:table-cell>
                <table:table-cell table:style-name="Table3.A2" office:value-type="string">
                  <text:p text:style-name="P12"/>
                </table:table-cell>
                <table:table-cell table:style-name="Table3.A2" office:value-type="string">
                  <text:p text:style-name="P12"/>
                </table:table-cell>
                <table:table-cell table:style-name="Table3.C4" office:value-type="string">
                  <text:p text:style-name="P12">16D</text:p>
                </table:table-cell>
                <table:table-cell table:style-name="Table3.C4" office:value-type="string">
                  <text:p text:style-name="P12">79</text:p>
                </table:table-cell>
                <table:table-cell table:style-name="Table3.C4" office:value-type="string">
                  <text:p text:style-name="P12">10/15 </text:p>
                </table:table-cell>
                <table:table-cell table:style-name="Table3.A2" office:value-type="string">
                  <text:p text:style-name="P12"/>
                </table:table-cell>
                <table:table-cell table:style-name="Table3.C4" office:value-type="string">
                  <text:p text:style-name="P12">180</text:p>
                </table:table-cell>
                <table:table-cell table:style-name="Table3.A2" office:value-type="string">
                  <text:p text:style-name="P14"/>
                </table:table-cell>
                <table:table-cell table:style-name="Table3.C4" office:value-type="string">
                  <text:p text:style-name="P12">10</text:p>
                </table:table-cell>
                <table:table-cell table:style-name="Table3.C4" office:value-type="string">
                  <text:p text:style-name="P12">+6</text:p>
                </table:table-cell>
                <table:table-cell table:style-name="Table3.N5">
                  <text:p text:style-name="P4"/>
                </table:table-cell>
                <table:table-cell table:style-name="Table3.O4" office:value-type="float" office:value="10">
                  <text:p text:style-name="P4">10</text:p>
                </table:table-cell>
              </table:table-row>
              <table:table-row>
                <table:table-cell table:style-name="Table3.A4" office:value-type="float" office:value="11">
                  <text:p text:style-name="P5">11</text:p>
                </table:table-cell>
                <table:table-cell table:style-name="Table3.A4">
                  <text:p text:style-name="P5"/>
                </table:table-cell>
                <table:table-cell table:style-name="Table3.A2" office:value-type="string">
                  <text:p text:style-name="P12"/>
                </table:table-cell>
                <table:table-cell table:style-name="Table3.A2" office:value-type="string">
                  <text:p text:style-name="P12"/>
                </table:table-cell>
                <table:table-cell table:style-name="Table3.A2" office:value-type="string">
                  <text:p text:style-name="P12"/>
                </table:table-cell>
                <table:table-cell table:style-name="Table3.C4" office:value-type="string">
                  <text:p text:style-name="P12">8T</text:p>
                </table:table-cell>
                <table:table-cell table:style-name="Table3.C4" office:value-type="string">
                  <text:p text:style-name="P12">87</text:p>
                </table:table-cell>
                <table:table-cell table:style-name="Table3.C4" office:value-type="string">
                  <text:p text:style-name="P12">11/15 </text:p>
                </table:table-cell>
                <table:table-cell table:style-name="Table3.C4" office:value-type="string">
                  <text:p text:style-name="P12">RANDOM</text:p>
                </table:table-cell>
                <table:table-cell table:style-name="Table3.C4" office:value-type="string">
                  <text:p text:style-name="P12">200</text:p>
                </table:table-cell>
                <table:table-cell table:style-name="Table3.A2" office:value-type="string">
                  <text:p text:style-name="P14"/>
                </table:table-cell>
                <table:table-cell table:style-name="Table3.C4" office:value-type="string">
                  <text:p text:style-name="P12">11</text:p>
                </table:table-cell>
                <table:table-cell table:style-name="Table3.C4" office:value-type="string">
                  <text:p text:style-name="P12">+7</text:p>
                </table:table-cell>
                <table:table-cell table:style-name="Table3.N5">
                  <text:p text:style-name="P4"/>
                </table:table-cell>
                <table:table-cell table:style-name="Table3.O4" office:value-type="float" office:value="11">
                  <text:p text:style-name="P4">11</text:p>
                </table:table-cell>
              </table:table-row>
              <table:table-row>
                <table:table-cell table:style-name="Table3.A4" office:value-type="float" office:value="12">
                  <text:p text:style-name="P5">12</text:p>
                </table:table-cell>
                <table:table-cell table:style-name="Table3.A4">
                  <text:p text:style-name="P5"/>
                </table:table-cell>
                <table:table-cell table:style-name="Table3.A2" office:value-type="string">
                  <text:p text:style-name="P12"/>
                </table:table-cell>
                <table:table-cell table:style-name="Table3.A2" office:value-type="string">
                  <text:p text:style-name="P12"/>
                </table:table-cell>
                <table:table-cell table:style-name="Table3.A2" office:value-type="string">
                  <text:p text:style-name="P12"/>
                </table:table-cell>
                <table:table-cell table:style-name="Table3.F4" office:value-type="float" office:value="16">
                  <text:p text:style-name="P19">16</text:p>
                </table:table-cell>
                <table:table-cell table:style-name="Table3.C4" office:value-type="string">
                  <text:p text:style-name="P12">95</text:p>
                </table:table-cell>
                <table:table-cell table:style-name="Table3.C4" office:value-type="string">
                  <text:p text:style-name="P12">12/15 </text:p>
                </table:table-cell>
                <table:table-cell table:style-name="Table3.C4" office:value-type="string">
                  <text:p text:style-name="P12">Cmin7</text:p>
                </table:table-cell>
                <table:table-cell table:style-name="Table3.C4" office:value-type="string">
                  <text:p text:style-name="P12">220</text:p>
                </table:table-cell>
                <table:table-cell table:style-name="Table3.A2" office:value-type="string">
                  <text:p text:style-name="P14"/>
                </table:table-cell>
                <table:table-cell table:style-name="Table3.C4" office:value-type="string">
                  <text:p text:style-name="P12">12</text:p>
                </table:table-cell>
                <table:table-cell table:style-name="Table3.C4" office:value-type="string">
                  <text:p text:style-name="P12">+8</text:p>
                </table:table-cell>
                <table:table-cell table:style-name="Table3.N5">
                  <text:p text:style-name="P4"/>
                </table:table-cell>
                <table:table-cell table:style-name="Table3.O4" office:value-type="float" office:value="12">
                  <text:p text:style-name="P4">12</text:p>
                </table:table-cell>
              </table:table-row>
              <table:table-row>
                <table:table-cell table:style-name="Table3.A4" office:value-type="float" office:value="13">
                  <text:p text:style-name="P5">13</text:p>
                </table:table-cell>
                <table:table-cell table:style-name="Table3.B4" office:value-type="string">
                  <text:p text:style-name="P17"><text:s/>▬</text:p>
                </table:table-cell>
                <table:table-cell table:style-name="Table3.A2" office:value-type="string">
                  <text:p text:style-name="P12"/>
                </table:table-cell>
                <table:table-cell table:style-name="Table3.A2" office:value-type="string">
                  <text:p text:style-name="P12"/>
                </table:table-cell>
                <table:table-cell table:style-name="Table3.A2" office:value-type="string">
                  <text:p text:style-name="P12"/>
                </table:table-cell>
                <table:table-cell table:style-name="Table3.C4" office:value-type="string">
                  <text:p text:style-name="P12">16T</text:p>
                </table:table-cell>
                <table:table-cell table:style-name="Table3.C4" office:value-type="string">
                  <text:p text:style-name="P12">103</text:p>
                </table:table-cell>
                <table:table-cell table:style-name="Table3.C4" office:value-type="string">
                  <text:p text:style-name="P12">13/15 </text:p>
                </table:table-cell>
                <table:table-cell table:style-name="Table3.C4" office:value-type="string">
                  <text:p text:style-name="P12">Cmaj7</text:p>
                </table:table-cell>
                <table:table-cell table:style-name="Table3.A2" office:value-type="string">
                  <text:p text:style-name="P12"/>
                </table:table-cell>
                <table:table-cell table:style-name="Table3.A2" office:value-type="string">
                  <text:p text:style-name="P14"/>
                </table:table-cell>
                <table:table-cell table:style-name="Table3.C4" office:value-type="string">
                  <text:p text:style-name="P12">13</text:p>
                </table:table-cell>
                <table:table-cell table:style-name="Table3.C4" office:value-type="string">
                  <text:p text:style-name="P12">+9</text:p>
                </table:table-cell>
                <table:table-cell table:style-name="Table3.H3" office:value-type="string">
                  <text:p text:style-name="P16">▬</text:p>
                </table:table-cell>
                <table:table-cell table:style-name="Table3.O4" office:value-type="float" office:value="13">
                  <text:p text:style-name="P4">13</text:p>
                </table:table-cell>
              </table:table-row>
              <table:table-row>
                <table:table-cell table:style-name="Table3.A4" office:value-type="float" office:value="14">
                  <text:p text:style-name="P5">14</text:p>
                </table:table-cell>
                <table:table-cell table:style-name="Table3.A4">
                  <text:p text:style-name="P4"/>
                </table:table-cell>
                <table:table-cell table:style-name="Table3.C4" office:value-type="string">
                  <text:p text:style-name="P12">RANDOM</text:p>
                </table:table-cell>
                <table:table-cell table:style-name="Table3.A2" office:value-type="string">
                  <text:p text:style-name="P12"/>
                </table:table-cell>
                <table:table-cell table:style-name="Table3.A2" office:value-type="string">
                  <text:p text:style-name="P12"/>
                </table:table-cell>
                <table:table-cell table:style-name="Table3.F4" office:value-type="float" office:value="32">
                  <text:p text:style-name="P19">32</text:p>
                </table:table-cell>
                <table:table-cell table:style-name="Table3.C4" office:value-type="string">
                  <text:p text:style-name="P12">111</text:p>
                </table:table-cell>
                <table:table-cell table:style-name="Table3.C4" office:value-type="string">
                  <text:p text:style-name="P12">14/15 </text:p>
                </table:table-cell>
                <table:table-cell table:style-name="Table3.C4" office:value-type="string">
                  <text:p text:style-name="P12">C7</text:p>
                </table:table-cell>
                <table:table-cell table:style-name="Table3.C4" office:value-type="string">
                  <text:p text:style-name="P19">TAP</text:p>
                </table:table-cell>
                <table:table-cell table:style-name="Table3.A2" office:value-type="string">
                  <text:p text:style-name="P14"/>
                </table:table-cell>
                <table:table-cell table:style-name="Table3.C4" office:value-type="string">
                  <text:p text:style-name="P12">14</text:p>
                </table:table-cell>
                <table:table-cell table:style-name="Table3.C4" office:value-type="string">
                  <text:p text:style-name="P12">+10</text:p>
                </table:table-cell>
                <table:table-cell table:style-name="Table3.N5">
                  <text:p text:style-name="P4"/>
                </table:table-cell>
                <table:table-cell table:style-name="Table3.O4" office:value-type="float" office:value="14">
                  <text:p text:style-name="P4">14</text:p>
                </table:table-cell>
              </table:table-row>
              <table:table-row>
                <table:table-cell table:style-name="Table3.A4" office:value-type="float" office:value="15">
                  <text:p text:style-name="P5">15</text:p>
                </table:table-cell>
                <table:table-cell table:style-name="Table3.A4">
                  <text:p text:style-name="P4"/>
                </table:table-cell>
                <table:table-cell table:style-name="Table3.C4" office:value-type="string">
                  <text:p text:style-name="P12">CLEAR</text:p>
                </table:table-cell>
                <table:table-cell table:style-name="Table3.A2" office:value-type="string">
                  <text:p text:style-name="P12"/>
                </table:table-cell>
                <table:table-cell table:style-name="Table3.A2" office:value-type="string">
                  <text:p text:style-name="P12"/>
                </table:table-cell>
                <table:table-cell table:style-name="Table3.A2" office:value-type="string">
                  <text:p text:style-name="P12"/>
                </table:table-cell>
                <table:table-cell table:style-name="Table3.C4" office:value-type="string">
                  <text:p text:style-name="P12">119</text:p>
                </table:table-cell>
                <table:table-cell table:style-name="Table3.C4" office:value-type="string">
                  <text:p text:style-name="P12">FULL </text:p>
                </table:table-cell>
                <table:table-cell table:style-name="Table3.C4" office:value-type="string">
                  <text:p text:style-name="P12">Cmin</text:p>
                </table:table-cell>
                <table:table-cell table:style-name="Table3.C4" office:value-type="string">
                  <text:p text:style-name="P19">BPM-</text:p>
                </table:table-cell>
                <table:table-cell table:style-name="Table3.A2" office:value-type="string">
                  <text:p text:style-name="P14"/>
                </table:table-cell>
                <table:table-cell table:style-name="Table3.C4" office:value-type="string">
                  <text:p text:style-name="P12">15</text:p>
                </table:table-cell>
                <table:table-cell table:style-name="Table3.C4" office:value-type="string">
                  <text:p text:style-name="P12">+11</text:p>
                </table:table-cell>
                <table:table-cell table:style-name="Table3.N5">
                  <text:p text:style-name="P4"/>
                </table:table-cell>
                <table:table-cell table:style-name="Table3.O4" office:value-type="float" office:value="15">
                  <text:p text:style-name="P4">15</text:p>
                </table:table-cell>
              </table:table-row>
              <table:table-row>
                <table:table-cell table:style-name="Table3.A4" office:value-type="float" office:value="16">
                  <text:p text:style-name="P5">16</text:p>
                </table:table-cell>
                <table:table-cell table:style-name="Table3.A4">
                  <text:p text:style-name="P4"/>
                </table:table-cell>
                <table:table-cell table:style-name="Table3.C4" office:value-type="string">
                  <text:p text:style-name="P12">FILL</text:p>
                </table:table-cell>
                <table:table-cell table:style-name="Table3.A2" office:value-type="string">
                  <text:p text:style-name="P12"/>
                </table:table-cell>
                <table:table-cell table:style-name="Table3.A2" office:value-type="string">
                  <text:p text:style-name="P12"/>
                </table:table-cell>
                <table:table-cell table:style-name="Table3.A2" office:value-type="string">
                  <text:p text:style-name="P12"/>
                </table:table-cell>
                <table:table-cell table:style-name="Table3.C4" office:value-type="string">
                  <text:p text:style-name="P12">127</text:p>
                </table:table-cell>
                <table:table-cell table:style-name="Table3.C4" office:value-type="string">
                  <text:p text:style-name="P12">TIE</text:p>
                </table:table-cell>
                <table:table-cell table:style-name="Table3.C4" office:value-type="string">
                  <text:p text:style-name="P12">Cmaj</text:p>
                </table:table-cell>
                <table:table-cell table:style-name="Table3.C4" office:value-type="string">
                  <text:p text:style-name="P19">BPM+</text:p>
                </table:table-cell>
                <table:table-cell table:style-name="Table3.A2" office:value-type="string">
                  <text:p text:style-name="P14"/>
                </table:table-cell>
                <table:table-cell table:style-name="Table3.C4" office:value-type="string">
                  <text:p text:style-name="P12">16</text:p>
                </table:table-cell>
                <table:table-cell table:style-name="Table3.C4" office:value-type="string">
                  <text:p text:style-name="P12">+12</text:p>
                </table:table-cell>
                <table:table-cell table:style-name="Table3.H3" office:value-type="string">
                  <text:p text:style-name="P6"/>
                </table:table-cell>
                <table:table-cell table:style-name="Table3.O4" office:value-type="float" office:value="16">
                  <text:p text:style-name="P4">16</text:p>
                </table:table-cell>
              </table:table-row>
            </table:table>
            <text:p text:style-name="P18"><text:span text:style-name="T1">● Press </text:span><text:span text:style-name="T2">HOLD </text:span><text:span text:style-name="T1">to toggle chord hold mode. Press and hold to lock MIDI note input (LED flickers). Press </text:span><text:span text:style-name="T2">HOLD </text:span><text:span text:style-name="T1">again to unlock. ● </text:span><text:span text:style-name="T4">Settings stored in EEPROM: </text:span><text:span text:style-name="T5">Output Channel / Input Channel / Synch Source / Synch Send / Global Options </text:span></text:p>
            <text:p text:style-name="P18"><text:span text:style-name="T1">●</text:span><text:span text:style-name="T5"> </text:span><text:span text:style-name="T4">Restore default settings to EEPROM: </text:span><text:span text:style-name="T3">Hold down HOLD at startup, press MODE then release both buttons. </text:span><text:span text:style-name="T1">● </text:span><text:span text:style-name="T4">Display Firmware Version </text:span><text:span text:style-name="T3">Hold down HOLD at startup. 4 decimal digits coded in binary (4 bits each). Implied dd.dd format</text:span></text:p>
            <text:p text:style-name="P18"><text:span text:style-name="T3"/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Franklin Gothic Medium1" svg:font-family="'Franklin Gothic Medium'" style:font-family-generic="swiss"/>
    <style:font-face style:name="DymoFontInvers" svg:font-family="DymoFontInvers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199cm" fo:margin-right="0.1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Hotchkiss</meta:initial-creator>
    <meta:creation-date>2013-04-17T22:12:50.41</meta:creation-date>
    <dc:date>2013-04-26T11:48:21.91</dc:date>
    <dc:creator>Jason Hotchkiss</dc:creator>
    <meta:editing-duration>PT02H12M22S</meta:editing-duration>
    <meta:editing-cycles>17</meta:editing-cycles>
    <meta:generator>OpenOffice.org/3.2$Win32 OpenOffice.org_project/320m18$Build-9502</meta:generator>
    <meta:printed-by>Jason Hotchkiss</meta:printed-by>
    <meta:print-date>2013-04-25T21:37:43</meta:print-date>
    <meta:document-statistic meta:table-count="3" meta:image-count="0" meta:object-count="0" meta:page-count="1" meta:paragraph-count="412" meta:word-count="662" meta:character-count="2700"/>
  </office:meta>
</office:document-meta>
</file>